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Roboto Thin" svg:font-family="'Roboto Thin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3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981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veröffentlicht" style:data-style-name="N84"/>
    <style:style style:name="ce2" style:family="table-cell" style:parent-style-name="veröffentlicht" style:data-style-name="N108"/>
    <style:style style:name="ce1" style:family="table-cell" style:parent-style-name="Default" style:data-style-name="N108"/>
    <style:style style:name="ce10" style:family="table-cell" style:parent-style-name="darf_20_nicht" style:data-style-name="N84"/>
    <style:style style:name="ce3" style:family="table-cell" style:parent-style-name="abgelaufen" style:data-style-name="N108"/>
    <style:style style:name="ce4" style:family="table-cell" style:parent-style-name="aktiv" style:data-style-name="N108"/>
    <style:style style:name="ce5" style:family="table-cell" style:parent-style-name="darf_20_nicht" style:data-style-name="N108"/>
    <style:style style:name="ce6" style:family="table-cell" style:parent-style-name="Default" style:data-style-name="N84"/>
    <style:style style:name="ce8" style:family="table-cell" style:parent-style-name="abgelaufen" style:data-style-name="N84"/>
    <style:style style:name="ce9" style:family="table-cell" style:parent-style-name="aktiv" style:data-style-name="N84"/>
    <style:style style:name="ce11" style:family="table-cell" style:parent-style-name="Default">
      <style:text-properties style:font-name="Arimo" style:font-name-asian="Droid Sans Fallback" style:font-name-complex="Roboto Thin"/>
    </style:style>
    <style:style style:name="ce14" style:family="table-cell" style:parent-style-name="veröffentlicht" style:data-style-name="N108">
      <style:table-cell-properties fo:border-bottom="none" fo:border-left="none" fo:border-right="none" fo:border-top="0.088cm solid #000000"/>
    </style:style>
    <style:style style:name="ce15" style:family="table-cell" style:parent-style-name="abgelaufen" style:data-style-name="N108">
      <style:table-cell-properties fo:border-bottom="none" fo:border-left="none" fo:border-right="none" fo:border-top="0.088cm solid #000000"/>
    </style:style>
    <style:style style:name="ce16" style:family="table-cell" style:parent-style-name="aktiv" style:data-style-name="N108">
      <style:table-cell-properties fo:border-bottom="none" fo:border-left="none" fo:border-right="none" fo:border-top="0.088cm solid #000000"/>
    </style:style>
    <style:style style:name="ce17" style:family="table-cell" style:parent-style-name="veröffentlicht">
      <style:table-cell-properties fo:border-bottom="none" fo:border-left="none" fo:border-right="none" fo:border-top="0.088cm solid #000000"/>
    </style:style>
    <style:style style:name="ce18" style:family="table-cell" style:parent-style-name="abgelaufen">
      <style:table-cell-properties fo:border-bottom="none" fo:border-left="none" fo:border-right="none" fo:border-top="0.088cm solid #000000"/>
    </style:style>
    <style:style style:name="ce19" style:family="table-cell" style:parent-style-name="aktiv">
      <style:table-cell-properties fo:border-bottom="none" fo:border-left="none" fo:border-right="none" fo:border-top="0.088cm solid #000000"/>
    </style:style>
    <style:style style:name="ce20" style:family="table-cell" style:parent-style-name="veröffentlicht" style:data-style-name="N84">
      <style:table-cell-properties fo:border-bottom="none" fo:border-left="none" fo:border-right="none" fo:border-top="0.088cm solid #000000"/>
    </style:style>
    <style:style style:name="ce21" style:family="table-cell" style:parent-style-name="abgelaufen" style:data-style-name="N84">
      <style:table-cell-properties fo:border-bottom="none" fo:border-left="none" fo:border-right="none" fo:border-top="0.088cm solid #000000"/>
    </style:style>
    <style:style style:name="ce22" style:family="table-cell" style:parent-style-name="aktiv" style:data-style-name="N84">
      <style:table-cell-properties fo:border-bottom="none" fo:border-left="none" fo:border-right="none" fo:border-top="0.088cm solid #000000"/>
    </style:style>
    <style:style style:name="ce23" style:family="table-cell" style:parent-style-name="Default">
      <style:table-cell-properties fo:border-bottom="none" fo:border-left="none" fo:border-right="none" fo:border-top="0.088cm solid #000000"/>
    </style:style>
    <style:style style:name="ce24" style:family="table-cell" style:parent-style-name="Registered">
      <style:table-cell-properties fo:border-bottom="none" fo:border-left="none" fo:border-right="none" fo:border-top="0.088cm solid #000000"/>
    </style:style>
    <style:style style:name="ce25" style:family="table-cell" style:parent-style-name="Super_20_User">
      <style:table-cell-properties fo:border-bottom="none" fo:border-left="none" fo:border-right="none" fo:border-top="0.088cm solid #000000"/>
    </style:style>
    <style:style style:name="ce26" style:family="table-cell" style:parent-style-name="Public">
      <style:table-cell-properties fo:border-bottom="none" fo:border-left="none" fo:border-right="none" fo:border-top="0.088cm solid #000000"/>
    </style:style>
    <style:style style:name="ce27" style:family="table-cell" style:parent-style-name="Guest">
      <style:table-cell-properties fo:border-bottom="none" fo:border-left="none" fo:border-right="none" fo:border-top="0.088cm solid #000000"/>
    </style:style>
    <style:style style:name="ce28" style:family="table-cell" style:parent-style-name="Public">
      <style:text-properties style:font-name="Arimo" style:font-name-complex="Roboto Thin"/>
    </style:style>
    <style:style style:name="ce29" style:family="table-cell" style:parent-style-name="Special">
      <style:table-cell-properties fo:border-bottom="none" fo:border-left="none" fo:border-right="none" fo:border-top="0.088cm solid #000000"/>
    </style:style>
    <style:style style:name="ce30" style:family="table-cell" style:parent-style-name="Super_20_User">
      <style:text-properties style:font-name="Arimo" style:font-name-complex="Roboto Thin"/>
    </style:style>
  </office:automatic-styles>
  <office:body>
    <office:spreadsheet>
      <table:table table:name="alle versendeten N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row table:style-name="ro1">
          <table:table-cell office:value-type="string">
            <text:p>Jahr</text:p>
          </table:table-cell>
          <table:table-cell office:value-type="string">
            <text:p>Monat</text:p>
          </table:table-cell>
          <table:table-cell office:value-type="string">
            <text:p>ID</text:p>
          </table:table-cell>
          <table:table-cell office:value-type="string">
            <text:p>Versanddatum</text:p>
          </table:table-cell>
          <table:table-cell office:value-type="string">
            <text:p>Veröffentlichung startet</text:p>
          </table:table-cell>
          <table:table-cell office:value-type="string">
            <text:p>Veröffentlichung endet</text:p>
          </table:table-cell>
          <table:table-cell table:style-name="Default" office:value-type="string">
            <text:p>Veröffentlicht</text:p>
          </table:table-cell>
          <table:table-cell office:value-type="string">
            <text:p>Archiviert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table:style-name="ce2" office:value-type="float" office:value="4">
            <text:p>04</text:p>
          </table:table-cell>
          <table:table-cell table:style-name="veröffentlicht" office:value-type="float" office:value="43">
            <text:p>43</text:p>
          </table:table-cell>
          <table:table-cell table:style-name="ce7" office:value-type="date" office:date-value="2021-04-01T20:32:41">
            <text:p>2021-04-01</text:p>
          </table:table-cell>
          <table:table-cell table:number-columns-repeated="2" table:style-name="ce7" office:value-type="string">
            <text:p>0000-00-00 00:00:00</text:p>
          </table:table-cell>
          <table:table-cell table:style-name="veröffentlicht" office:value-type="float" office:value="1">
            <text:p>1</text:p>
          </table:table-cell>
          <table:table-cell table:style-name="veröffentlicht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float" office:value="3">
            <text:p>03</text:p>
          </table:table-cell>
          <table:table-cell table:style-name="abgelaufen" office:value-type="float" office:value="40">
            <text:p>40</text:p>
          </table:table-cell>
          <table:table-cell table:style-name="ce8" office:value-type="date" office:date-value="2021-03-11T19:03:51">
            <text:p>2021-03-11</text:p>
          </table:table-cell>
          <table:table-cell table:style-name="ce8" office:value-type="date" office:date-value="2021-04-01T15:43:17">
            <text:p>2021-04-01</text:p>
          </table:table-cell>
          <table:table-cell table:style-name="ce8" office:value-type="date" office:date-value="2021-04-10T15:44:06">
            <text:p>2021-04-10</text:p>
          </table:table-cell>
          <table:table-cell table:number-columns-repeated="2" table:style-name="abgelaufen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3">
            <text:p>03</text:p>
          </table:table-cell>
          <table:table-cell table:style-name="aktiv" office:value-type="float" office:value="63">
            <text:p>63</text:p>
          </table:table-cell>
          <table:table-cell table:style-name="ce9" office:value-type="date" office:date-value="2021-03-02T07:07:55">
            <text:p>2021-03-02</text:p>
          </table:table-cell>
          <table:table-cell table:style-name="ce9" office:value-type="date" office:date-value="2021-04-01T15:44:25">
            <text:p>2021-04-01</text:p>
          </table:table-cell>
          <table:table-cell table:style-name="ce9" office:value-type="date" office:date-value="2021-06-10T15:44:38">
            <text:p>2021-06-10</text:p>
          </table:table-cell>
          <table:table-cell table:number-columns-repeated="2" table:style-name="aktiv"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float" office:value="2">
            <text:p>02</text:p>
          </table:table-cell>
          <table:table-cell table:style-name="veröffentlicht" office:value-type="float" office:value="60">
            <text:p>60</text:p>
          </table:table-cell>
          <table:table-cell table:style-name="ce7" office:value-type="date" office:date-value="2021-02-03T07:08:04">
            <text:p>2021-02-03</text:p>
          </table:table-cell>
          <table:table-cell table:number-columns-repeated="2" table:style-name="ce7" office:value-type="string">
            <text:p>0000-00-00 00:00:00</text:p>
          </table:table-cell>
          <table:table-cell table:number-columns-repeated="2" table:style-name="veröffentlicht" office:value-type="float" office:value="1">
            <text:p>1</text:p>
          </table:table-cell>
        </table:table-row>
        <table:table-row table:style-name="ro1">
          <table:table-cell/>
          <table:table-cell table:style-name="ce5" office:value-type="float" office:value="1">
            <text:p>01</text:p>
          </table:table-cell>
          <table:table-cell table:style-name="darf_20_nicht" office:value-type="float" office:value="38">
            <text:p>38</text:p>
          </table:table-cell>
          <table:table-cell table:style-name="ce10" office:value-type="date" office:date-value="2021-01-11T13:27:16">
            <text:p>2021-01-11</text:p>
          </table:table-cell>
          <table:table-cell table:number-columns-repeated="2" table:style-name="ce10" office:value-type="string">
            <text:p>0000-00-00 00:00:00</text:p>
          </table:table-cell>
          <table:table-cell table:number-columns-repeated="2" table:style-name="darf_20_nicht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1">
            <text:p>01</text:p>
          </table:table-cell>
          <table:table-cell table:style-name="veröffentlicht" office:value-type="float" office:value="41">
            <text:p>41</text:p>
          </table:table-cell>
          <table:table-cell table:style-name="ce7" office:value-type="date" office:date-value="2021-01-06T19:32:49">
            <text:p>2021-01-06</text:p>
          </table:table-cell>
          <table:table-cell table:number-columns-repeated="2" table:style-name="ce7" office:value-type="string">
            <text:p>0000-00-00 00:00:00</text:p>
          </table:table-cell>
          <table:table-cell table:number-columns-repeated="2" table:style-name="veröffentlicht" office:value-type="float" office:value="1">
            <text:p>1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table:style-name="ce2" office:value-type="float" office:value="12">
            <text:p>12</text:p>
          </table:table-cell>
          <table:table-cell table:style-name="veröffentlicht" office:value-type="float" office:value="57">
            <text:p>57</text:p>
          </table:table-cell>
          <table:table-cell table:style-name="ce7" office:value-type="date" office:date-value="2020-12-14T07:04:20">
            <text:p>2020-12-14</text:p>
          </table:table-cell>
          <table:table-cell table:number-columns-repeated="2" table:style-name="ce7" office:value-type="string">
            <text:p>0000-00-00 00:00:00</text:p>
          </table:table-cell>
          <table:table-cell table:style-name="veröffentlicht" office:value-type="float" office:value="1">
            <text:p>1</text:p>
          </table:table-cell>
          <table:table-cell table:style-name="veröffentlicht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veröffentlicht" office:value-type="float" office:value="58">
            <text:p>58</text:p>
          </table:table-cell>
          <table:table-cell table:style-name="ce7" office:value-type="date" office:date-value="2020-12-04T07:08:24">
            <text:p>2020-12-04</text:p>
          </table:table-cell>
          <table:table-cell table:number-columns-repeated="2" table:style-name="ce7" office:value-type="string">
            <text:p>0000-00-00 00:00:00</text:p>
          </table:table-cell>
          <table:table-cell table:number-columns-repeated="2" table:style-name="veröffentlicht"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veröffentlicht" office:value-type="float" office:value="34">
            <text:p>34</text:p>
          </table:table-cell>
          <table:table-cell table:style-name="ce7" office:value-type="date" office:date-value="2020-11-11T11:30:39">
            <text:p>2020-11-11</text:p>
          </table:table-cell>
          <table:table-cell table:number-columns-repeated="2" table:style-name="ce7" office:value-type="string">
            <text:p>0000-00-00 00:00:00</text:p>
          </table:table-cell>
          <table:table-cell table:number-columns-repeated="2" table:style-name="veröffentlicht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aktiv" office:value-type="float" office:value="62">
            <text:p>62</text:p>
          </table:table-cell>
          <table:table-cell table:style-name="ce9" office:value-type="date" office:date-value="2020-10-12T10:32:30.999999">
            <text:p>2020-10-12</text:p>
          </table:table-cell>
          <table:table-cell table:style-name="ce9" office:value-type="date" office:date-value="2021-04-04T06:46:03">
            <text:p>2021-04-04</text:p>
          </table:table-cell>
          <table:table-cell table:style-name="ce9" office:value-type="date" office:date-value="2021-05-08T14:50:28">
            <text:p>2021-05-08</text:p>
          </table:table-cell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aktiv" office:value-type="float" office:value="44">
            <text:p>44</text:p>
          </table:table-cell>
          <table:table-cell table:style-name="ce9" office:value-type="date" office:date-value="2020-10-11T21:03:44">
            <text:p>2020-10-11</text:p>
          </table:table-cell>
          <table:table-cell table:style-name="ce9" office:value-type="date" office:date-value="2021-04-04T06:45:20">
            <text:p>2021-04-04</text:p>
          </table:table-cell>
          <table:table-cell table:style-name="ce9" office:value-type="date" office:date-value="2021-05-09T14:53:53">
            <text:p>2021-05-09</text:p>
          </table:table-cell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darf_20_nicht" office:value-type="float" office:value="32">
            <text:p>32</text:p>
          </table:table-cell>
          <table:table-cell table:style-name="ce10" office:value-type="date" office:date-value="2020-10-11T10:32:21">
            <text:p>2020-10-11</text:p>
          </table:table-cell>
          <table:table-cell table:number-columns-repeated="2" table:style-name="ce10" office:value-type="string">
            <text:p>0000-00-00 00:00:00</text:p>
          </table:table-cell>
          <table:table-cell table:style-name="darf_20_nicht" office:value-type="float" office:value="0">
            <text:p>0</text:p>
          </table:table-cell>
          <table:table-cell table:style-name="darf_20_nicht" office:value-type="float" office:value="1">
            <text:p>1</text:p>
          </table:table-cell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darf_20_nicht" office:value-type="float" office:value="52">
            <text:p>52</text:p>
          </table:table-cell>
          <table:table-cell table:style-name="ce10" office:value-type="date" office:date-value="2020-10-06T01:30:30">
            <text:p>2020-10-06</text:p>
          </table:table-cell>
          <table:table-cell table:number-columns-repeated="2" table:style-name="ce10" office:value-type="string">
            <text:p>0000-00-00 00:00:00</text:p>
          </table:table-cell>
          <table:table-cell table:number-columns-repeated="2" table:style-name="darf_20_nicht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9">
            <text:p>09</text:p>
          </table:table-cell>
          <table:table-cell table:style-name="aktiv" office:value-type="float" office:value="59">
            <text:p>59</text:p>
          </table:table-cell>
          <table:table-cell table:style-name="ce9" office:value-type="date" office:date-value="2020-09-13T07:08:15">
            <text:p>2020-09-13</text:p>
          </table:table-cell>
          <table:table-cell table:style-name="ce9" office:value-type="date" office:date-value="2021-04-04T07:02:09.999999">
            <text:p>2021-04-04</text:p>
          </table:table-cell>
          <table:table-cell table:style-name="ce9" office:value-type="string">
            <text:p>0000-00-00 00:00:00</text:p>
          </table:table-cell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9">
            <text:p>09</text:p>
          </table:table-cell>
          <table:table-cell table:style-name="aktiv" office:value-type="float" office:value="39">
            <text:p>39</text:p>
          </table:table-cell>
          <table:table-cell table:style-name="ce9" office:value-type="date" office:date-value="2020-09-11T18:28:41">
            <text:p>2020-09-11</text:p>
          </table:table-cell>
          <table:table-cell table:style-name="ce9" office:value-type="date" office:date-value="2021-04-04T06:46:11">
            <text:p>2021-04-04</text:p>
          </table:table-cell>
          <table:table-cell table:style-name="ce9" office:value-type="string">
            <text:p>0000-00-00 00:00:00</text:p>
          </table:table-cell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9">
            <text:p>09</text:p>
          </table:table-cell>
          <table:table-cell table:style-name="veröffentlicht" office:value-type="float" office:value="29">
            <text:p>29</text:p>
          </table:table-cell>
          <table:table-cell table:style-name="ce7" office:value-type="date" office:date-value="2020-09-10T22:16:44">
            <text:p>2020-09-10</text:p>
          </table:table-cell>
          <table:table-cell table:number-columns-repeated="2" table:style-name="ce7" office:value-type="string">
            <text:p>0000-00-00 00:00:00</text:p>
          </table:table-cell>
          <table:table-cell table:style-name="veröffentlicht" office:value-type="float" office:value="1">
            <text:p>1</text:p>
          </table:table-cell>
          <table:table-cell table:style-name="veröffentlicht" office:value-type="float" office:value="0">
            <text:p>0</text:p>
          </table:table-cell>
        </table:table-row>
        <table:table-row table:style-name="ro1">
          <table:table-cell/>
          <table:table-cell table:style-name="ce5" office:value-type="float" office:value="9">
            <text:p>09</text:p>
          </table:table-cell>
          <table:table-cell table:style-name="darf_20_nicht" office:value-type="float" office:value="49">
            <text:p>49</text:p>
          </table:table-cell>
          <table:table-cell table:style-name="ce10" office:value-type="date" office:date-value="2020-09-07T23:30:59">
            <text:p>2020-09-07</text:p>
          </table:table-cell>
          <table:table-cell table:number-columns-repeated="2" table:style-name="ce10" office:value-type="string">
            <text:p>0000-00-00 00:00:00</text:p>
          </table:table-cell>
          <table:table-cell table:number-columns-repeated="2" table:style-name="darf_20_nicht" office:value-type="float" office:value="0">
            <text:p>0</text:p>
          </table:table-cell>
        </table:table-row>
        <table:table-row table:style-name="ro1">
          <table:table-cell/>
          <table:table-cell table:style-name="ce5" office:value-type="float" office:value="9">
            <text:p>09</text:p>
          </table:table-cell>
          <table:table-cell table:style-name="darf_20_nicht" office:value-type="float" office:value="50">
            <text:p>50</text:p>
          </table:table-cell>
          <table:table-cell table:style-name="ce10" office:value-type="date" office:date-value="2020-09-07T00:30:52">
            <text:p>2020-09-07</text:p>
          </table:table-cell>
          <table:table-cell table:number-columns-repeated="2" table:style-name="ce10" office:value-type="string">
            <text:p>0000-00-00 00:00:00</text:p>
          </table:table-cell>
          <table:table-cell table:style-name="darf_20_nicht" office:value-type="float" office:value="0">
            <text:p>0</text:p>
          </table:table-cell>
          <table:table-cell table:style-name="darf_20_nicht"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float" office:value="8">
            <text:p>08</text:p>
          </table:table-cell>
          <table:table-cell table:style-name="veröffentlicht" office:value-type="float" office:value="28">
            <text:p>28</text:p>
          </table:table-cell>
          <table:table-cell table:style-name="ce7" office:value-type="date" office:date-value="2020-08-10T21:41:22">
            <text:p>2020-08-10</text:p>
          </table:table-cell>
          <table:table-cell table:number-columns-repeated="2" table:style-name="ce7" office:value-type="string">
            <text:p>0000-00-00 00:00:00</text:p>
          </table:table-cell>
          <table:table-cell table:style-name="veröffentlicht" office:value-type="float" office:value="1">
            <text:p>1</text:p>
          </table:table-cell>
          <table:table-cell table:style-name="veröffentlicht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8">
            <text:p>08</text:p>
          </table:table-cell>
          <table:table-cell table:style-name="veröffentlicht" office:value-type="float" office:value="42">
            <text:p>42</text:p>
          </table:table-cell>
          <table:table-cell table:style-name="ce7" office:value-type="date" office:date-value="2020-08-10T20:02:39">
            <text:p>2020-08-10</text:p>
          </table:table-cell>
          <table:table-cell table:style-name="ce7" office:value-type="date" office:date-value="2021-04-04T06:46:22">
            <text:p>2021-04-04</text:p>
          </table:table-cell>
          <table:table-cell table:style-name="ce7" office:value-type="string">
            <text:p>0000-00-00 00:00:00</text:p>
          </table:table-cell>
          <table:table-cell table:style-name="veröffentlicht" office:value-type="float" office:value="1">
            <text:p>1</text:p>
          </table:table-cell>
          <table:table-cell table:style-name="veröffentlicht" office:value-type="float" office:value="0">
            <text:p>0</text:p>
          </table:table-cell>
        </table:table-row>
        <table:table-row table:style-name="ro1">
          <table:table-cell/>
          <table:table-cell table:style-name="ce5" office:value-type="float" office:value="8">
            <text:p>08</text:p>
          </table:table-cell>
          <table:table-cell table:style-name="darf_20_nicht" office:value-type="float" office:value="48">
            <text:p>48</text:p>
          </table:table-cell>
          <table:table-cell table:style-name="ce10" office:value-type="date" office:date-value="2020-08-08T22:55:12">
            <text:p>2020-08-08</text:p>
          </table:table-cell>
          <table:table-cell table:number-columns-repeated="2" table:style-name="ce10" office:value-type="string">
            <text:p>0000-00-00 00:00:00</text:p>
          </table:table-cell>
          <table:table-cell table:style-name="darf_20_nicht" office:value-type="float" office:value="0">
            <text:p>0</text:p>
          </table:table-cell>
          <table:table-cell table:style-name="darf_20_nicht" office:value-type="float" office:value="1">
            <text:p>1</text:p>
          </table:table-cell>
        </table:table-row>
        <table:table-row table:style-name="ro1">
          <table:table-cell/>
          <table:table-cell table:style-name="ce5" office:value-type="float" office:value="8">
            <text:p>08</text:p>
          </table:table-cell>
          <table:table-cell table:style-name="darf_20_nicht" office:value-type="float" office:value="47">
            <text:p>47</text:p>
          </table:table-cell>
          <table:table-cell table:style-name="ce10" office:value-type="date" office:date-value="2020-08-08T07:10:14">
            <text:p>2020-08-08</text:p>
          </table:table-cell>
          <table:table-cell table:number-columns-repeated="2" table:style-name="ce10" office:value-type="string">
            <text:p>0000-00-00 00:00:00</text:p>
          </table:table-cell>
          <table:table-cell table:number-columns-repeated="2" table:style-name="darf_20_nicht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7">
            <text:p>07</text:p>
          </table:table-cell>
          <table:table-cell table:style-name="aktiv" office:value-type="float" office:value="35">
            <text:p>35</text:p>
          </table:table-cell>
          <table:table-cell table:style-name="ce9" office:value-type="date" office:date-value="2020-07-11T12:01:30">
            <text:p>2020-07-11</text:p>
          </table:table-cell>
          <table:table-cell table:style-name="ce9" office:value-type="date" office:date-value="2021-04-04T06:46:54">
            <text:p>2021-04-04</text:p>
          </table:table-cell>
          <table:table-cell table:style-name="ce9" office:value-type="string">
            <text:p>0000-00-00 00:00:00</text:p>
          </table:table-cell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7">
            <text:p>07</text:p>
          </table:table-cell>
          <table:table-cell table:style-name="veröffentlicht" office:value-type="float" office:value="27">
            <text:p>27</text:p>
          </table:table-cell>
          <table:table-cell table:style-name="ce7" office:value-type="date" office:date-value="2020-07-10T07:13:41">
            <text:p>2020-07-10</text:p>
          </table:table-cell>
          <table:table-cell table:number-columns-repeated="2" table:style-name="ce7" office:value-type="string">
            <text:p>0000-00-00 00:00:00</text:p>
          </table:table-cell>
          <table:table-cell table:number-columns-repeated="2" table:style-name="veröffentlicht" office:value-type="float" office:value="1">
            <text:p>1</text:p>
          </table:table-cell>
        </table:table-row>
        <table:table-row table:style-name="ro1">
          <table:table-cell/>
          <table:table-cell table:style-name="ce5" office:value-type="float" office:value="7">
            <text:p>07</text:p>
          </table:table-cell>
          <table:table-cell table:style-name="darf_20_nicht" office:value-type="float" office:value="45">
            <text:p>45</text:p>
          </table:table-cell>
          <table:table-cell table:style-name="ce10" office:value-type="date" office:date-value="2020-07-09T21:32:57">
            <text:p>2020-07-09</text:p>
          </table:table-cell>
          <table:table-cell table:number-columns-repeated="2" table:style-name="ce10" office:value-type="string">
            <text:p>0000-00-00 00:00:00</text:p>
          </table:table-cell>
          <table:table-cell table:number-columns-repeated="2" table:style-name="darf_20_nicht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6">
            <text:p>06</text:p>
          </table:table-cell>
          <table:table-cell table:style-name="veröffentlicht" office:value-type="float" office:value="13">
            <text:p>13</text:p>
          </table:table-cell>
          <table:table-cell table:style-name="ce7" office:value-type="date" office:date-value="2020-06-09T21:17:33">
            <text:p>2020-06-09</text:p>
          </table:table-cell>
          <table:table-cell table:number-columns-repeated="2" table:style-name="ce7" office:value-type="string">
            <text:p>0000-00-00 00:00:00</text:p>
          </table:table-cell>
          <table:table-cell table:style-name="veröffentlicht" office:value-type="float" office:value="1">
            <text:p>1</text:p>
          </table:table-cell>
          <table:table-cell table:style-name="veröffentlicht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6">
            <text:p>06</text:p>
          </table:table-cell>
          <table:table-cell table:style-name="aktiv" office:value-type="float" office:value="56">
            <text:p>56</text:p>
          </table:table-cell>
          <table:table-cell table:style-name="ce9" office:value-type="date" office:date-value="2020-06-05T05:31:35">
            <text:p>2020-06-05</text:p>
          </table:table-cell>
          <table:table-cell table:style-name="ce9" office:value-type="date" office:date-value="2021-04-04T07:01:53">
            <text:p>2021-04-04</text:p>
          </table:table-cell>
          <table:table-cell table:style-name="ce9" office:value-type="string">
            <text:p>0000-00-00 00:00:00</text:p>
          </table:table-cell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6">
            <text:p>06</text:p>
          </table:table-cell>
          <table:table-cell table:style-name="aktiv" office:value-type="float" office:value="55">
            <text:p>55</text:p>
          </table:table-cell>
          <table:table-cell table:style-name="ce9" office:value-type="date" office:date-value="2020-06-05T04:02:54">
            <text:p>2020-06-05</text:p>
          </table:table-cell>
          <table:table-cell table:style-name="ce9" office:value-type="date" office:date-value="2021-04-04T06:46:54">
            <text:p>2021-04-04</text:p>
          </table:table-cell>
          <table:table-cell table:style-name="ce9" office:value-type="string">
            <text:p>0000-00-00 00:00:00</text:p>
          </table:table-cell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5">
            <text:p>05</text:p>
          </table:table-cell>
          <table:table-cell table:style-name="aktiv" office:value-type="float" office:value="53">
            <text:p>53</text:p>
          </table:table-cell>
          <table:table-cell table:style-name="ce9" office:value-type="date" office:date-value="2020-05-06T02:02:27">
            <text:p>2020-05-06</text:p>
          </table:table-cell>
          <table:table-cell table:style-name="ce9" office:value-type="date" office:date-value="2021-04-04T06:46:54">
            <text:p>2021-04-04</text:p>
          </table:table-cell>
          <table:table-cell table:style-name="ce9" office:value-type="string">
            <text:p>0000-00-00 00:00:00</text:p>
          </table:table-cell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2">
            <text:p>02</text:p>
          </table:table-cell>
          <table:table-cell table:style-name="aktiv" office:value-type="float" office:value="46">
            <text:p>46</text:p>
          </table:table-cell>
          <table:table-cell table:style-name="ce9" office:value-type="date" office:date-value="2020-02-09T22:03:33">
            <text:p>2020-02-09</text:p>
          </table:table-cell>
          <table:table-cell table:style-name="ce9" office:value-type="date" office:date-value="2021-04-04T06:46:54">
            <text:p>2021-04-04</text:p>
          </table:table-cell>
          <table:table-cell table:style-name="ce9" office:value-type="string">
            <text:p>0000-00-00 00:00:00</text:p>
          </table:table-cell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table:style-name="ce4" office:value-type="float" office:value="12">
            <text:p>12</text:p>
          </table:table-cell>
          <table:table-cell table:style-name="aktiv" office:value-type="float" office:value="14">
            <text:p>14</text:p>
          </table:table-cell>
          <table:table-cell table:style-name="ce9" office:value-type="date" office:date-value="2019-12-09T21:29:51">
            <text:p>2019-12-09</text:p>
          </table:table-cell>
          <table:table-cell table:style-name="ce9" office:value-type="date" office:date-value="2019-12-05T21:29:51">
            <text:p>2019-12-05</text:p>
          </table:table-cell>
          <table:table-cell table:style-name="ce9" office:value-type="date" office:date-value="2021-12-09T21:29:51">
            <text:p>2021-12-09</text:p>
          </table:table-cell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aktiv" office:value-type="float" office:value="16">
            <text:p>16</text:p>
          </table:table-cell>
          <table:table-cell table:style-name="ce9" office:value-type="date" office:date-value="2019-11-09T22:13:18">
            <text:p>2019-11-09</text:p>
          </table:table-cell>
          <table:table-cell table:style-name="ce9" office:value-type="date" office:date-value="2021-04-04T06:48:39">
            <text:p>2021-04-04</text:p>
          </table:table-cell>
          <table:table-cell table:style-name="ce9" office:value-type="string">
            <text:p>0000-00-00 00:00:00</text:p>
          </table:table-cell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float" office:value="9">
            <text:p>09</text:p>
          </table:table-cell>
          <table:table-cell table:style-name="abgelaufen" office:value-type="float" office:value="18">
            <text:p>18</text:p>
          </table:table-cell>
          <table:table-cell table:style-name="ce8" office:value-type="date" office:date-value="2019-09-09T22:52:37">
            <text:p>2019-09-09</text:p>
          </table:table-cell>
          <table:table-cell table:style-name="ce8" office:value-type="date" office:date-value="2019-10-09T22:52:37">
            <text:p>2019-10-09</text:p>
          </table:table-cell>
          <table:table-cell table:style-name="ce8" office:value-type="date" office:date-value="2019-11-09T22:52:37">
            <text:p>2019-11-09</text:p>
          </table:table-cell>
          <table:table-cell table:style-name="abgelaufen" office:value-type="float" office:value="1">
            <text:p>1</text:p>
          </table:table-cell>
          <table:table-cell table:style-name="abgelaufen" office:value-type="float" office:value="0">
            <text:p>0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table:style-name="ce5" office:value-type="float" office:value="3">
            <text:p>03</text:p>
          </table:table-cell>
          <table:table-cell table:style-name="darf_20_nicht" office:value-type="float" office:value="17">
            <text:p>17</text:p>
          </table:table-cell>
          <table:table-cell table:style-name="ce10" office:value-type="date" office:date-value="2016-03-09T22:26:27">
            <text:p>2016-03-09</text:p>
          </table:table-cell>
          <table:table-cell table:number-columns-repeated="2" table:style-name="ce10" office:value-type="string">
            <text:p>0000-00-00 00:00:00</text:p>
          </table:table-cell>
          <table:table-cell table:style-name="darf_20_nicht" office:value-type="float" office:value="0">
            <text:p>0</text:p>
          </table:table-cell>
          <table:table-cell table:style-name="darf_20_nicht"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float" office:value="1">
            <text:p>01</text:p>
          </table:table-cell>
          <table:table-cell table:style-name="veröffentlicht" office:value-type="float" office:value="19">
            <text:p>19</text:p>
          </table:table-cell>
          <table:table-cell table:style-name="ce7" office:value-type="date" office:date-value="2016-01-09T23:05:45">
            <text:p>2016-01-09</text:p>
          </table:table-cell>
          <table:table-cell table:number-columns-repeated="2" table:style-name="ce7" office:value-type="string">
            <text:p>0000-00-00 00:00:00</text:p>
          </table:table-cell>
          <table:table-cell table:style-name="veröffentlicht" office:value-type="float" office:value="1">
            <text:p>1</text:p>
          </table:table-cell>
          <table:table-cell table:style-name="veröffentlicht" office:value-type="float" office:value="0">
            <text:p>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table:style-name="ce5" office:value-type="float" office:value="12">
            <text:p>12</text:p>
          </table:table-cell>
          <table:table-cell table:style-name="darf_20_nicht" office:value-type="float" office:value="20">
            <text:p>20</text:p>
          </table:table-cell>
          <table:table-cell table:style-name="ce10" office:value-type="date" office:date-value="2015-12-10T00:14:47.000001">
            <text:p>2015-12-10</text:p>
          </table:table-cell>
          <table:table-cell table:number-columns-repeated="2" table:style-name="ce10" office:value-type="string">
            <text:p>0000-00-00 00:00:00</text:p>
          </table:table-cell>
          <table:table-cell table:number-columns-repeated="2" table:style-name="darf_20_nicht" office:value-type="float" office:value="0">
            <text:p>0</text:p>
          </table:table-cell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darf_20_nicht" office:value-type="float" office:value="21">
            <text:p>21</text:p>
          </table:table-cell>
          <table:table-cell table:style-name="ce10" office:value-type="date" office:date-value="2015-11-10T06:45:29">
            <text:p>2015-11-10</text:p>
          </table:table-cell>
          <table:table-cell table:number-columns-repeated="2" table:style-name="ce10" office:value-type="string">
            <text:p>0000-00-00 00:00:00</text:p>
          </table:table-cell>
          <table:table-cell table:number-columns-repeated="2" table:style-name="darf_20_nicht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veröffentlicht" office:value-type="float" office:value="12">
            <text:p>12</text:p>
          </table:table-cell>
          <table:table-cell table:style-name="ce7" office:value-type="date" office:date-value="2015-10-09T20:55:38">
            <text:p>2015-10-09</text:p>
          </table:table-cell>
          <table:table-cell table:number-columns-repeated="2" table:style-name="ce7" office:value-type="string">
            <text:p>0000-00-00 00:00:00</text:p>
          </table:table-cell>
          <table:table-cell table:style-name="veröffentlicht" office:value-type="float" office:value="1">
            <text:p>1</text:p>
          </table:table-cell>
          <table:table-cell table:style-name="veröffentlicht" office:value-type="float" office:value="0">
            <text:p>0</text:p>
          </table:table-cell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darf_20_nicht" office:value-type="float" office:value="4">
            <text:p>4</text:p>
          </table:table-cell>
          <table:table-cell table:style-name="ce10" office:value-type="date" office:date-value="2015-10-09T17:27:41.000001">
            <text:p>2015-10-09</text:p>
          </table:table-cell>
          <table:table-cell table:number-columns-repeated="2" table:style-name="ce10" office:value-type="string">
            <text:p>0000-00-00 00:00:00</text:p>
          </table:table-cell>
          <table:table-cell table:style-name="darf_20_nicht" office:value-type="float" office:value="0">
            <text:p>0</text:p>
          </table:table-cell>
          <table:table-cell table:style-name="darf_20_nicht" office:value-type="float" office:value="1">
            <text:p>1</text:p>
          </table:table-cell>
        </table:table-row>
        <table:table-row table:style-name="ro1">
          <table:table-cell/>
          <table:table-cell table:style-name="ce5" office:value-type="float" office:value="9">
            <text:p>09</text:p>
          </table:table-cell>
          <table:table-cell table:style-name="darf_20_nicht" office:value-type="float" office:value="25">
            <text:p>25</text:p>
          </table:table-cell>
          <table:table-cell table:style-name="ce10" office:value-type="date" office:date-value="2015-09-10T20:54:58">
            <text:p>2015-09-10</text:p>
          </table:table-cell>
          <table:table-cell table:number-columns-repeated="2" table:style-name="ce10" office:value-type="string">
            <text:p>0000-00-00 00:00:00</text:p>
          </table:table-cell>
          <table:table-cell table:number-columns-repeated="2" table:style-name="darf_20_nicht" office:value-type="float" office:value="0">
            <text:p>0</text:p>
          </table:table-cell>
        </table:table-row>
        <table:table-row table:style-name="ro1">
          <table:table-cell/>
          <table:table-cell table:style-name="ce5" office:value-type="float" office:value="8">
            <text:p>08</text:p>
          </table:table-cell>
          <table:table-cell table:style-name="darf_20_nicht" office:value-type="float" office:value="26">
            <text:p>26</text:p>
          </table:table-cell>
          <table:table-cell table:style-name="ce10" office:value-type="date" office:date-value="2015-08-10T20:54:06">
            <text:p>2015-08-10</text:p>
          </table:table-cell>
          <table:table-cell table:number-columns-repeated="2" table:style-name="ce10" office:value-type="string">
            <text:p>0000-00-00 00:00:00</text:p>
          </table:table-cell>
          <table:table-cell table:number-columns-repeated="2" table:style-name="darf_20_nicht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7">
            <text:p>07</text:p>
          </table:table-cell>
          <table:table-cell table:style-name="veröffentlicht" office:value-type="float" office:value="23">
            <text:p>23</text:p>
          </table:table-cell>
          <table:table-cell table:style-name="ce7" office:value-type="date" office:date-value="2015-07-10T19:53:26">
            <text:p>2015-07-10</text:p>
          </table:table-cell>
          <table:table-cell table:number-columns-repeated="2" table:style-name="ce7" office:value-type="string">
            <text:p>0000-00-00 00:00:00</text:p>
          </table:table-cell>
          <table:table-cell table:number-columns-repeated="2" table:style-name="veröffentlicht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4">
            <text:p>04</text:p>
          </table:table-cell>
          <table:table-cell table:style-name="aktiv" office:value-type="float" office:value="24">
            <text:p>24</text:p>
          </table:table-cell>
          <table:table-cell table:style-name="ce9" office:value-type="date" office:date-value="2015-05-10T20:56:13">
            <text:p>2015-05-10</text:p>
          </table:table-cell>
          <table:table-cell table:style-name="ce9" office:value-type="date" office:date-value="2021-04-04T07:01:32">
            <text:p>2021-04-04</text:p>
          </table:table-cell>
          <table:table-cell table:style-name="ce9" office:value-type="string">
            <text:p>0000-00-00 00:00:00</text:p>
          </table:table-cell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veröffentlichte versendeten N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number-columns-repeated="2"/>
          <table:table-cell office:value-type="string" table:number-columns-spanned="7" table:number-rows-spanned="1">
            <text:p>Newsletter</text:p>
          </table:table-cell>
          <table:covered-table-cell table:number-columns-repeated="3"/>
          <table:covered-table-cell table:style-name="Default"/>
          <table:covered-table-cell table:number-columns-repeated="2"/>
          <table:table-cell office:value-type="string" table:number-columns-spanned="2" table:number-rows-spanned="1">
            <text:p>Mailingliste</text:p>
          </table:table-cell>
          <table:covered-table-cell/>
        </table:table-row>
        <table:table-row table:style-name="ro1">
          <table:table-cell office:value-type="string">
            <text:p>Jahr</text:p>
          </table:table-cell>
          <table:table-cell office:value-type="string">
            <text:p>Monat</text:p>
          </table:table-cell>
          <table:table-cell office:value-type="string">
            <text:p>ID</text:p>
          </table:table-cell>
          <table:table-cell office:value-type="string">
            <text:p>Versanddatum</text:p>
          </table:table-cell>
          <table:table-cell office:value-type="string">
            <text:p>Veröffentlichung startet</text:p>
          </table:table-cell>
          <table:table-cell office:value-type="string">
            <text:p>Veröffentlichung endet</text:p>
          </table:table-cell>
          <table:table-cell table:style-name="Default" office:value-type="string">
            <text:p>Veröffentlicht</text:p>
          </table:table-cell>
          <table:table-cell office:value-type="string">
            <text:p>Archiviert</text:p>
          </table:table-cell>
          <table:table-cell office:value-type="string">
            <text:p>Kampagne</text:p>
          </table:table-cell>
          <table:table-cell office:value-type="string">
            <text:p>ID</text:p>
          </table:table-cell>
          <table:table-cell office:value-type="string">
            <text:p>Access Level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style-name="ce2" office:value-type="float" office:value="4">
            <text:p>04</text:p>
          </table:table-cell>
          <table:table-cell table:style-name="veröffentlicht" office:value-type="float" office:value="43">
            <text:p>43</text:p>
          </table:table-cell>
          <table:table-cell table:style-name="ce7" office:value-type="date" office:date-value="2021-04-01T20:32:41">
            <text:p>2021-04-01</text:p>
          </table:table-cell>
          <table:table-cell table:style-name="ce7" table:number-columns-repeated="2"/>
          <table:table-cell table:style-name="veröffentlicht" office:value-type="float" office:value="1">
            <text:p>1</text:p>
          </table:table-cell>
          <table:table-cell table:style-name="veröffentlicht" office:value-type="float" office:value="0">
            <text:p>0</text:p>
          </table:table-cell>
          <table:table-cell table:style-name="veröffentlicht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gistered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6">
            <text:p>6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1">
            <text:p>11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4">
            <text:p>24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7">
            <text:p>27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1">
            <text:p>31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3" office:value-type="float" office:value="3">
            <text:p>03</text:p>
          </table:table-cell>
          <table:table-cell table:style-name="abgelaufen" office:value-type="float" office:value="40">
            <text:p>40</text:p>
          </table:table-cell>
          <table:table-cell table:style-name="ce8" office:value-type="date" office:date-value="2021-03-11T19:03:51">
            <text:p>2021-03-11</text:p>
          </table:table-cell>
          <table:table-cell table:style-name="ce8" office:value-type="date" office:date-value="2021-04-01T15:43:17">
            <text:p>2021-04-01</text:p>
          </table:table-cell>
          <table:table-cell table:style-name="ce8" office:value-type="date" office:date-value="2021-04-10T15:44:06">
            <text:p>2021-04-10</text:p>
          </table:table-cell>
          <table:table-cell table:number-columns-repeated="2" table:style-name="abgelaufen" office:value-type="float" office:value="1">
            <text:p>1</text:p>
          </table:table-cell>
          <table:table-cell table:style-name="abgelaufen" office:value-type="float" office:value="15">
            <text:p>15</text:p>
          </table:table-cell>
          <table:table-cell office:value-type="float" office:value="-2">
            <text:p>-2</text:p>
          </table:table-cell>
          <table:table-cell office:value-type="string">
            <text:p>Registered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-1">
            <text:p>-1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7">
            <text:p>7</text:p>
          </table:table-cell>
          <table:table-cell office:value-type="string">
            <text:p>Special</text:p>
          </table:table-cell>
        </table:table-row>
        <table:table-row table:style-name="ro2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10">
            <text:p>10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13">
            <text:p>13</text:p>
          </table:table-cell>
          <table:table-cell office:value-type="string">
            <text:p>Super User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21">
            <text:p>21</text:p>
          </table:table-cell>
          <table:table-cell office:value-type="string">
            <text:p>Super User</text:p>
          </table:table-cell>
        </table:table-row>
        <table:table-row table:style-name="ro2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25">
            <text:p>25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34">
            <text:p>34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 office:value-type="float" office:value="3">
            <text:p>03</text:p>
          </table:table-cell>
          <table:table-cell table:style-name="aktiv" office:value-type="float" office:value="63">
            <text:p>63</text:p>
          </table:table-cell>
          <table:table-cell table:style-name="ce9" office:value-type="date" office:date-value="2021-03-02T07:07:55">
            <text:p>2021-03-02</text:p>
          </table:table-cell>
          <table:table-cell table:style-name="ce9" office:value-type="date" office:date-value="2021-04-01T15:44:25">
            <text:p>2021-04-01</text:p>
          </table:table-cell>
          <table:table-cell table:style-name="ce9" office:value-type="date" office:date-value="2021-06-10T15:44:38">
            <text:p>2021-06-10</text:p>
          </table:table-cell>
          <table:table-cell table:number-columns-repeated="2" table:style-name="aktiv" office:value-type="float" office:value="1">
            <text:p>1</text:p>
          </table:table-cell>
          <table:table-cell table:style-name="aktiv" office:value-type="float" office:value="15">
            <text:p>15</text:p>
          </table:table-cell>
          <table:table-cell office:value-type="float" office:value="-8">
            <text:p>-8</text:p>
          </table:table-cell>
          <table:table-cell office:value-type="string">
            <text:p>Super User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-2">
            <text:p>-2</text:p>
          </table:table-cell>
          <table:table-cell office:value-type="string">
            <text:p>Registered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4">
            <text:p>4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5">
            <text:p>5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8">
            <text:p>8</text:p>
          </table:table-cell>
          <table:table-cell office:value-type="string">
            <text:p>Super User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4">
            <text:p>24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8">
            <text:p>28</text:p>
          </table:table-cell>
          <table:table-cell office:value-type="string">
            <text:p>Super User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6">
            <text:p>36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 office:value-type="float" office:value="2">
            <text:p>02</text:p>
          </table:table-cell>
          <table:table-cell table:style-name="veröffentlicht" office:value-type="float" office:value="60">
            <text:p>60</text:p>
          </table:table-cell>
          <table:table-cell table:style-name="ce7" office:value-type="date" office:date-value="2021-02-03T07:08:04">
            <text:p>2021-02-03</text:p>
          </table:table-cell>
          <table:table-cell table:style-name="ce7" table:number-columns-repeated="2"/>
          <table:table-cell table:number-columns-repeated="2" table:style-name="veröffentlicht" office:value-type="float" office:value="1">
            <text:p>1</text:p>
          </table:table-cell>
          <table:table-cell table:style-name="veröffentlicht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gistered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4">
            <text:p>4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1">
            <text:p>11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4">
            <text:p>14</text:p>
          </table:table-cell>
          <table:table-cell office:value-type="string">
            <text:p>Special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0">
            <text:p>20</text:p>
          </table:table-cell>
          <table:table-cell office:value-type="string">
            <text:p>Super User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4">
            <text:p>24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5">
            <text:p>25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6">
            <text:p>36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7">
            <text:p>37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2" office:value-type="float" office:value="1">
            <text:p>01</text:p>
          </table:table-cell>
          <table:table-cell table:style-name="veröffentlicht" office:value-type="float" office:value="41">
            <text:p>41</text:p>
          </table:table-cell>
          <table:table-cell table:style-name="ce7" office:value-type="date" office:date-value="2021-01-06T19:32:49">
            <text:p>2021-01-06</text:p>
          </table:table-cell>
          <table:table-cell table:style-name="ce7" table:number-columns-repeated="2"/>
          <table:table-cell table:number-columns-repeated="2" table:style-name="veröffentlicht" office:value-type="float" office:value="1">
            <text:p>1</text:p>
          </table:table-cell>
          <table:table-cell table:style-name="veröffentlicht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9">
            <text:p>19</text:p>
          </table:table-cell>
          <table:table-cell office:value-type="string">
            <text:p>Special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4">
            <text:p>24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7">
            <text:p>27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1">
            <text:p>31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6">
            <text:p>36</text:p>
          </table:table-cell>
          <table:table-cell office:value-type="string">
            <text:p>Public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table:style-name="ce2" office:value-type="float" office:value="12">
            <text:p>12</text:p>
          </table:table-cell>
          <table:table-cell table:style-name="veröffentlicht" office:value-type="float" office:value="57">
            <text:p>57</text:p>
          </table:table-cell>
          <table:table-cell table:style-name="ce7" office:value-type="date" office:date-value="2020-12-14T07:04:20">
            <text:p>2020-12-14</text:p>
          </table:table-cell>
          <table:table-cell table:style-name="ce7" table:number-columns-repeated="2"/>
          <table:table-cell table:style-name="veröffentlicht" office:value-type="float" office:value="1">
            <text:p>1</text:p>
          </table:table-cell>
          <table:table-cell table:style-name="veröffentlicht" office:value-type="float" office:value="0">
            <text:p>0</text:p>
          </table:table-cell>
          <table:table-cell table:style-name="veröffentlicht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1">
            <text:p>11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7">
            <text:p>17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1">
            <text:p>31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6">
            <text:p>36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 office:value-type="float" office:value="12">
            <text:p>12</text:p>
          </table:table-cell>
          <table:table-cell table:style-name="veröffentlicht" office:value-type="float" office:value="58">
            <text:p>58</text:p>
          </table:table-cell>
          <table:table-cell table:style-name="ce7" office:value-type="date" office:date-value="2020-12-04T07:08:24">
            <text:p>2020-12-04</text:p>
          </table:table-cell>
          <table:table-cell table:style-name="ce7" table:number-columns-repeated="2"/>
          <table:table-cell table:number-columns-repeated="2" table:style-name="veröffentlicht" office:value-type="float" office:value="1">
            <text:p>1</text:p>
          </table:table-cell>
          <table:table-cell table:style-name="veröffentlicht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Registered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4">
            <text:p>4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1">
            <text:p>11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3">
            <text:p>23</text:p>
          </table:table-cell>
          <table:table-cell office:value-type="string">
            <text:p>Registered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5">
            <text:p>25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1">
            <text:p>31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4">
            <text:p>34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6">
            <text:p>36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veröffentlicht" office:value-type="float" office:value="34">
            <text:p>34</text:p>
          </table:table-cell>
          <table:table-cell table:style-name="ce7" office:value-type="date" office:date-value="2020-11-11T11:30:39">
            <text:p>2020-11-11</text:p>
          </table:table-cell>
          <table:table-cell table:style-name="ce7" table:number-columns-repeated="2"/>
          <table:table-cell table:number-columns-repeated="2" table:style-name="veröffentlicht" office:value-type="float" office:value="1">
            <text:p>1</text:p>
          </table:table-cell>
          <table:table-cell table:style-name="veröffentlicht"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5">
            <text:p>5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6">
            <text:p>6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6">
            <text:p>16</text:p>
          </table:table-cell>
          <table:table-cell office:value-type="string">
            <text:p>Super User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1">
            <text:p>21</text:p>
          </table:table-cell>
          <table:table-cell office:value-type="string">
            <text:p>Super User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5">
            <text:p>25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aktiv" office:value-type="float" office:value="62">
            <text:p>62</text:p>
          </table:table-cell>
          <table:table-cell table:style-name="ce9" office:value-type="date" office:date-value="2020-10-12T10:32:30.999999">
            <text:p>2020-10-12</text:p>
          </table:table-cell>
          <table:table-cell table:style-name="ce9" office:value-type="date" office:date-value="2021-04-04T06:46:03">
            <text:p>2021-04-04</text:p>
          </table:table-cell>
          <table:table-cell table:style-name="ce9" office:value-type="date" office:date-value="2021-05-08T14:50:28">
            <text:p>2021-05-08</text:p>
          </table:table-cell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  <table:table-cell table:style-name="aktiv"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-9">
            <text:p>-9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4">
            <text:p>4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7">
            <text:p>17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8">
            <text:p>18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4">
            <text:p>24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aktiv" office:value-type="float" office:value="44">
            <text:p>44</text:p>
          </table:table-cell>
          <table:table-cell table:style-name="ce9" office:value-type="date" office:date-value="2020-10-11T21:03:44">
            <text:p>2020-10-11</text:p>
          </table:table-cell>
          <table:table-cell table:style-name="ce9" office:value-type="date" office:date-value="2021-04-04T06:45:20">
            <text:p>2021-04-04</text:p>
          </table:table-cell>
          <table:table-cell table:style-name="ce9" office:value-type="date" office:date-value="2021-05-09T14:53:53">
            <text:p>2021-05-09</text:p>
          </table:table-cell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  <table:table-cell table:style-name="aktiv" office:value-type="float" office:value="7">
            <text:p>7</text:p>
          </table:table-cell>
          <table:table-cell office:value-type="float" office:value="-9">
            <text:p>-9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-1">
            <text:p>-1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4">
            <text:p>4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5">
            <text:p>5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7">
            <text:p>17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9">
            <text:p>19</text:p>
          </table:table-cell>
          <table:table-cell office:value-type="string">
            <text:p>Special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3">
            <text:p>33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7">
            <text:p>37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4" office:value-type="float" office:value="9">
            <text:p>09</text:p>
          </table:table-cell>
          <table:table-cell table:style-name="aktiv" office:value-type="float" office:value="59">
            <text:p>59</text:p>
          </table:table-cell>
          <table:table-cell table:style-name="ce9" office:value-type="date" office:date-value="2020-09-13T07:08:15">
            <text:p>2020-09-13</text:p>
          </table:table-cell>
          <table:table-cell table:style-name="ce9" office:value-type="date" office:date-value="2021-04-04T07:02:09.999999">
            <text:p>2021-04-04</text:p>
          </table:table-cell>
          <table:table-cell table:style-name="ce9"/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  <table:table-cell table:style-name="aktiv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4">
            <text:p>24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7">
            <text:p>27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1">
            <text:p>31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3">
            <text:p>33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4">
            <text:p>34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6">
            <text:p>36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 office:value-type="float" office:value="9">
            <text:p>09</text:p>
          </table:table-cell>
          <table:table-cell table:style-name="aktiv" office:value-type="float" office:value="39">
            <text:p>39</text:p>
          </table:table-cell>
          <table:table-cell table:style-name="ce9" office:value-type="date" office:date-value="2020-09-11T18:28:41">
            <text:p>2020-09-11</text:p>
          </table:table-cell>
          <table:table-cell table:style-name="ce9" office:value-type="date" office:date-value="2021-04-04T06:46:11">
            <text:p>2021-04-04</text:p>
          </table:table-cell>
          <table:table-cell table:style-name="ce9"/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  <table:table-cell table:style-name="aktiv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4">
            <text:p>14</text:p>
          </table:table-cell>
          <table:table-cell office:value-type="string">
            <text:p>Special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7">
            <text:p>17</text:p>
          </table:table-cell>
          <table:table-cell table:style-name="ce11" office:value-type="string">
            <text:p>Public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9">
            <text:p>19</text:p>
          </table:table-cell>
          <table:table-cell office:value-type="string">
            <text:p>Special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1">
            <text:p>21</text:p>
          </table:table-cell>
          <table:table-cell office:value-type="string">
            <text:p>Super User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4">
            <text:p>24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8">
            <text:p>28</text:p>
          </table:table-cell>
          <table:table-cell office:value-type="string">
            <text:p>Super User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7">
            <text:p>37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2" office:value-type="float" office:value="9">
            <text:p>09</text:p>
          </table:table-cell>
          <table:table-cell table:style-name="veröffentlicht" office:value-type="float" office:value="29">
            <text:p>29</text:p>
          </table:table-cell>
          <table:table-cell table:style-name="ce7" office:value-type="date" office:date-value="2020-09-10T22:16:44">
            <text:p>2020-09-10</text:p>
          </table:table-cell>
          <table:table-cell table:style-name="ce7" table:number-columns-repeated="2"/>
          <table:table-cell table:style-name="veröffentlicht" office:value-type="float" office:value="1">
            <text:p>1</text:p>
          </table:table-cell>
          <table:table-cell table:style-name="veröffentlicht" office:value-type="float" office:value="0">
            <text:p>0</text:p>
          </table:table-cell>
          <table:table-cell table:style-name="veröffentlicht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 office:value-type="float" office:value="8">
            <text:p>08</text:p>
          </table:table-cell>
          <table:table-cell table:style-name="veröffentlicht" office:value-type="float" office:value="28">
            <text:p>28</text:p>
          </table:table-cell>
          <table:table-cell table:style-name="ce7" office:value-type="date" office:date-value="2020-08-10T21:41:22">
            <text:p>2020-08-10</text:p>
          </table:table-cell>
          <table:table-cell table:style-name="ce7" table:number-columns-repeated="2"/>
          <table:table-cell table:style-name="veröffentlicht" office:value-type="float" office:value="1">
            <text:p>1</text:p>
          </table:table-cell>
          <table:table-cell table:style-name="veröffentlicht" office:value-type="float" office:value="0">
            <text:p>0</text:p>
          </table:table-cell>
          <table:table-cell table:style-name="veröffentlicht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Special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0">
            <text:p>10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4">
            <text:p>24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8">
            <text:p>28</text:p>
          </table:table-cell>
          <table:table-cell office:value-type="string">
            <text:p>Super User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1">
            <text:p>31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 office:value-type="float" office:value="8">
            <text:p>08</text:p>
          </table:table-cell>
          <table:table-cell table:style-name="veröffentlicht" office:value-type="float" office:value="42">
            <text:p>42</text:p>
          </table:table-cell>
          <table:table-cell table:style-name="ce7" office:value-type="date" office:date-value="2020-08-10T20:02:39">
            <text:p>2020-08-10</text:p>
          </table:table-cell>
          <table:table-cell table:style-name="ce7" office:value-type="date" office:date-value="2021-04-04T06:46:22">
            <text:p>2021-04-04</text:p>
          </table:table-cell>
          <table:table-cell table:style-name="ce7"/>
          <table:table-cell table:style-name="veröffentlicht" office:value-type="float" office:value="1">
            <text:p>1</text:p>
          </table:table-cell>
          <table:table-cell table:style-name="veröffentlicht" office:value-type="float" office:value="0">
            <text:p>0</text:p>
          </table:table-cell>
          <table:table-cell table:style-name="veröffentlicht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5">
            <text:p>5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1">
            <text:p>11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4">
            <text:p>24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1">
            <text:p>31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2">
            <text:p>32</text:p>
          </table:table-cell>
          <table:table-cell office:value-type="string">
            <text:p>Special</text:p>
          </table:table-cell>
        </table:table-row>
        <table:table-row table:style-name="ro1">
          <table:table-cell/>
          <table:table-cell table:style-name="ce4" office:value-type="float" office:value="7">
            <text:p>07</text:p>
          </table:table-cell>
          <table:table-cell table:style-name="aktiv" office:value-type="float" office:value="35">
            <text:p>35</text:p>
          </table:table-cell>
          <table:table-cell table:style-name="ce9" office:value-type="date" office:date-value="2020-07-11T12:01:30">
            <text:p>2020-07-11</text:p>
          </table:table-cell>
          <table:table-cell table:style-name="ce9" office:value-type="date" office:date-value="2021-04-04T06:46:54">
            <text:p>2021-04-04</text:p>
          </table:table-cell>
          <table:table-cell table:style-name="ce9"/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  <table:table-cell table:style-name="aktiv" office:value-type="float" office:value="9">
            <text:p>9</text:p>
          </table:table-cell>
          <table:table-cell office:value-type="float" office:value="-8">
            <text:p>-8</text:p>
          </table:table-cell>
          <table:table-cell office:value-type="string">
            <text:p>Super User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-2">
            <text:p>-2</text:p>
          </table:table-cell>
          <table:table-cell office:value-type="string">
            <text:p>Registered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">
            <text:p>3</text:p>
          </table:table-cell>
          <table:table-cell office:value-type="string">
            <text:p>Special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6">
            <text:p>6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8">
            <text:p>8</text:p>
          </table:table-cell>
          <table:table-cell office:value-type="string">
            <text:p>Super User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1">
            <text:p>11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1">
            <text:p>31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2">
            <text:p>32</text:p>
          </table:table-cell>
          <table:table-cell office:value-type="string">
            <text:p>Special</text:p>
          </table:table-cell>
        </table:table-row>
        <table:table-row table:style-name="ro2">
          <table:table-cell/>
          <table:table-cell table:style-name="ce2" office:value-type="float" office:value="7">
            <text:p>07</text:p>
          </table:table-cell>
          <table:table-cell table:style-name="veröffentlicht" office:value-type="float" office:value="27">
            <text:p>27</text:p>
          </table:table-cell>
          <table:table-cell table:style-name="ce7" office:value-type="date" office:date-value="2020-07-10T07:13:41">
            <text:p>2020-07-10</text:p>
          </table:table-cell>
          <table:table-cell table:style-name="ce7" table:number-columns-repeated="2"/>
          <table:table-cell table:number-columns-repeated="2" table:style-name="veröffentlicht" office:value-type="float" office:value="1">
            <text:p>1</text:p>
          </table:table-cell>
          <table:table-cell table:style-name="veröffentlicht" office:value-type="float" office:value="6">
            <text:p>6</text:p>
          </table:table-cell>
          <table:table-cell office:value-type="float" office:value="-2">
            <text:p>-2</text:p>
          </table:table-cell>
          <table:table-cell office:value-type="string">
            <text:p>Registered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6">
            <text:p>6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7">
            <text:p>17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1">
            <text:p>31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 office:value-type="float" office:value="6">
            <text:p>06</text:p>
          </table:table-cell>
          <table:table-cell table:style-name="veröffentlicht" office:value-type="float" office:value="13">
            <text:p>13</text:p>
          </table:table-cell>
          <table:table-cell table:style-name="ce7" office:value-type="date" office:date-value="2020-06-09T21:17:33">
            <text:p>2020-06-09</text:p>
          </table:table-cell>
          <table:table-cell table:style-name="ce7" table:number-columns-repeated="2"/>
          <table:table-cell table:style-name="veröffentlicht" office:value-type="float" office:value="1">
            <text:p>1</text:p>
          </table:table-cell>
          <table:table-cell table:style-name="veröffentlicht" office:value-type="float" office:value="0">
            <text:p>0</text:p>
          </table:table-cell>
          <table:table-cell table:style-name="veröffentlicht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Special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0">
            <text:p>20</text:p>
          </table:table-cell>
          <table:table-cell office:value-type="string">
            <text:p>Super User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1">
            <text:p>31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4">
            <text:p>34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6">
            <text:p>36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 office:value-type="float" office:value="6">
            <text:p>06</text:p>
          </table:table-cell>
          <table:table-cell table:style-name="aktiv" office:value-type="float" office:value="56">
            <text:p>56</text:p>
          </table:table-cell>
          <table:table-cell table:style-name="ce9" office:value-type="date" office:date-value="2020-06-05T05:31:35">
            <text:p>2020-06-05</text:p>
          </table:table-cell>
          <table:table-cell table:style-name="ce9" office:value-type="date" office:date-value="2021-04-04T07:01:53">
            <text:p>2021-04-04</text:p>
          </table:table-cell>
          <table:table-cell table:style-name="ce9"/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  <table:table-cell table:style-name="aktiv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Guest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">
            <text:p>3</text:p>
          </table:table-cell>
          <table:table-cell office:value-type="string">
            <text:p>Special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6">
            <text:p>6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5">
            <text:p>15</text:p>
          </table:table-cell>
          <table:table-cell office:value-type="string">
            <text:p>Special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0">
            <text:p>20</text:p>
          </table:table-cell>
          <table:table-cell table:style-name="ce11" office:value-type="string">
            <text:p>Super User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5">
            <text:p>25</text:p>
          </table:table-cell>
          <table:table-cell office:value-type="string">
            <text:p>Guest</text:p>
          </table:table-cell>
        </table:table-row>
        <table:table-row table:style-name="ro2">
          <table:table-cell/>
          <table:table-cell table:style-name="ce4" office:value-type="float" office:value="6">
            <text:p>06</text:p>
          </table:table-cell>
          <table:table-cell table:style-name="aktiv" office:value-type="float" office:value="55">
            <text:p>55</text:p>
          </table:table-cell>
          <table:table-cell table:style-name="ce9" office:value-type="date" office:date-value="2020-06-05T04:02:54">
            <text:p>2020-06-05</text:p>
          </table:table-cell>
          <table:table-cell table:style-name="ce9" office:value-type="date" office:date-value="2021-04-04T06:46:54">
            <text:p>2021-04-04</text:p>
          </table:table-cell>
          <table:table-cell table:style-name="ce9"/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  <table:table-cell table:style-name="aktiv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gistered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5">
            <text:p>5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6">
            <text:p>6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7">
            <text:p>27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4">
            <text:p>34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 office:value-type="float" office:value="5">
            <text:p>05</text:p>
          </table:table-cell>
          <table:table-cell table:style-name="aktiv" office:value-type="float" office:value="53">
            <text:p>53</text:p>
          </table:table-cell>
          <table:table-cell table:style-name="ce9" office:value-type="date" office:date-value="2020-05-06T02:02:27">
            <text:p>2020-05-06</text:p>
          </table:table-cell>
          <table:table-cell table:style-name="ce9" office:value-type="date" office:date-value="2021-04-04T06:46:54">
            <text:p>2021-04-04</text:p>
          </table:table-cell>
          <table:table-cell table:style-name="ce9"/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  <table:table-cell table:style-name="aktiv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9">
            <text:p>19</text:p>
          </table:table-cell>
          <table:table-cell office:value-type="string">
            <text:p>Special</text:p>
          </table:table-cell>
        </table:table-row>
        <table:table-row table:style-name="ro1">
          <table:table-cell/>
          <table:table-cell table:style-name="ce4" office:value-type="float" office:value="2">
            <text:p>02</text:p>
          </table:table-cell>
          <table:table-cell table:style-name="aktiv" office:value-type="float" office:value="46">
            <text:p>46</text:p>
          </table:table-cell>
          <table:table-cell table:style-name="ce9" office:value-type="date" office:date-value="2020-02-09T22:03:33">
            <text:p>2020-02-09</text:p>
          </table:table-cell>
          <table:table-cell table:style-name="ce9" office:value-type="date" office:date-value="2021-04-04T06:46:54">
            <text:p>2021-04-04</text:p>
          </table:table-cell>
          <table:table-cell table:style-name="ce9"/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  <table:table-cell table:style-name="aktiv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0">
            <text:p>30</text:p>
          </table:table-cell>
          <table:table-cell office:value-type="string">
            <text:p>Special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1">
            <text:p>31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4">
            <text:p>34</text:p>
          </table:table-cell>
          <table:table-cell office:value-type="string">
            <text:p>Public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table:style-name="ce4" office:value-type="float" office:value="12">
            <text:p>12</text:p>
          </table:table-cell>
          <table:table-cell table:style-name="aktiv" office:value-type="float" office:value="14">
            <text:p>14</text:p>
          </table:table-cell>
          <table:table-cell table:style-name="ce9" office:value-type="date" office:date-value="2019-12-09T21:29:51">
            <text:p>2019-12-09</text:p>
          </table:table-cell>
          <table:table-cell table:style-name="ce9" office:value-type="date" office:date-value="2019-12-05T21:29:51">
            <text:p>2019-12-05</text:p>
          </table:table-cell>
          <table:table-cell table:style-name="ce9" office:value-type="date" office:date-value="2021-12-09T21:29:51">
            <text:p>2021-12-09</text:p>
          </table:table-cell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  <table:table-cell table:style-name="aktiv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8">
            <text:p>8</text:p>
          </table:table-cell>
          <table:table-cell office:value-type="string">
            <text:p>Super User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2">
            <text:p>32</text:p>
          </table:table-cell>
          <table:table-cell office:value-type="string">
            <text:p>Special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8">
            <text:p>38</text:p>
          </table:table-cell>
          <table:table-cell office:value-type="string">
            <text:p>Registered</text:p>
          </table:table-cell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aktiv" office:value-type="float" office:value="16">
            <text:p>16</text:p>
          </table:table-cell>
          <table:table-cell table:style-name="ce9" office:value-type="date" office:date-value="2019-11-09T22:13:18">
            <text:p>2019-11-09</text:p>
          </table:table-cell>
          <table:table-cell table:style-name="ce9" office:value-type="date" office:date-value="2021-04-04T06:48:39">
            <text:p>2021-04-04</text:p>
          </table:table-cell>
          <table:table-cell table:style-name="ce9"/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  <table:table-cell table:style-name="aktiv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2">
            <text:p>12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0">
            <text:p>20</text:p>
          </table:table-cell>
          <table:table-cell office:value-type="string">
            <text:p>Super User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7">
            <text:p>27</text:p>
          </table:table-cell>
          <table:table-cell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3">
            <text:p>33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4">
            <text:p>34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6">
            <text:p>36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3" office:value-type="float" office:value="9">
            <text:p>09</text:p>
          </table:table-cell>
          <table:table-cell table:style-name="abgelaufen" office:value-type="float" office:value="18">
            <text:p>18</text:p>
          </table:table-cell>
          <table:table-cell table:style-name="ce8" office:value-type="date" office:date-value="2019-09-09T22:52:37">
            <text:p>2019-09-09</text:p>
          </table:table-cell>
          <table:table-cell table:style-name="ce8" office:value-type="date" office:date-value="2019-10-09T22:52:37">
            <text:p>2019-10-09</text:p>
          </table:table-cell>
          <table:table-cell table:style-name="ce8" office:value-type="date" office:date-value="2019-11-09T22:52:37">
            <text:p>2019-11-09</text:p>
          </table:table-cell>
          <table:table-cell table:style-name="abgelaufen" office:value-type="float" office:value="1">
            <text:p>1</text:p>
          </table:table-cell>
          <table:table-cell table:style-name="abgelaufen" office:value-type="float" office:value="0">
            <text:p>0</text:p>
          </table:table-cell>
          <table:table-cell table:style-name="abgelaufen"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string">
            <text:p>Super User</text:p>
          </table:table-cell>
        </table:table-row>
        <table:table-row table:style-name="ro2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-2">
            <text:p>-2</text:p>
          </table:table-cell>
          <table:table-cell office:value-type="string">
            <text:p>Registered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-1">
            <text:p>-1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8">
            <text:p>8</text:p>
          </table:table-cell>
          <table:table-cell office:value-type="string">
            <text:p>Super User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11">
            <text:p>11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31">
            <text:p>31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34">
            <text:p>34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37">
            <text:p>37</text:p>
          </table:table-cell>
          <table:table-cell office:value-type="string">
            <text:p>Guest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table:style-name="ce2" office:value-type="float" office:value="1">
            <text:p>01</text:p>
          </table:table-cell>
          <table:table-cell table:style-name="veröffentlicht" office:value-type="float" office:value="19">
            <text:p>19</text:p>
          </table:table-cell>
          <table:table-cell table:style-name="ce7" office:value-type="date" office:date-value="2016-01-09T23:05:45">
            <text:p>2016-01-09</text:p>
          </table:table-cell>
          <table:table-cell table:style-name="ce7" table:number-columns-repeated="2"/>
          <table:table-cell table:style-name="veröffentlicht" office:value-type="float" office:value="1">
            <text:p>1</text:p>
          </table:table-cell>
          <table:table-cell table:style-name="veröffentlicht" office:value-type="float" office:value="0">
            <text:p>0</text:p>
          </table:table-cell>
          <table:table-cell table:style-name="veröffentlicht"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7">
            <text:p>17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4">
            <text:p>24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0">
            <text:p>30</text:p>
          </table:table-cell>
          <table:table-cell office:value-type="string">
            <text:p>Special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3">
            <text:p>33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6">
            <text:p>36</text:p>
          </table:table-cell>
          <table:table-cell office:value-type="string">
            <text:p>Public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style-name="ce2" office:value-type="float" office:value="10">
            <text:p>10</text:p>
          </table:table-cell>
          <table:table-cell table:style-name="veröffentlicht" office:value-type="float" office:value="12">
            <text:p>12</text:p>
          </table:table-cell>
          <table:table-cell table:style-name="ce7" office:value-type="date" office:date-value="2015-10-09T20:55:38">
            <text:p>2015-10-09</text:p>
          </table:table-cell>
          <table:table-cell table:style-name="ce7" table:number-columns-repeated="2"/>
          <table:table-cell table:style-name="veröffentlicht" office:value-type="float" office:value="1">
            <text:p>1</text:p>
          </table:table-cell>
          <table:table-cell table:style-name="veröffentlicht" office:value-type="float" office:value="0">
            <text:p>0</text:p>
          </table:table-cell>
          <table:table-cell table:style-name="veröffentlicht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Registered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4">
            <text:p>24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0">
            <text:p>30</text:p>
          </table:table-cell>
          <table:table-cell office:value-type="string">
            <text:p>Special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4">
            <text:p>34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 office:value-type="float" office:value="7">
            <text:p>07</text:p>
          </table:table-cell>
          <table:table-cell table:style-name="veröffentlicht" office:value-type="float" office:value="23">
            <text:p>23</text:p>
          </table:table-cell>
          <table:table-cell table:style-name="ce7" office:value-type="date" office:date-value="2015-07-10T19:53:26">
            <text:p>2015-07-10</text:p>
          </table:table-cell>
          <table:table-cell table:style-name="ce7" table:number-columns-repeated="2"/>
          <table:table-cell table:number-columns-repeated="2" table:style-name="veröffentlicht" office:value-type="float" office:value="1">
            <text:p>1</text:p>
          </table:table-cell>
          <table:table-cell table:style-name="veröffentlicht"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string">
            <text:p>Registered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">
            <text:p>2</text:p>
          </table:table-cell>
          <table:table-cell office:value-type="string">
            <text:p>Guest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9">
            <text:p>19</text:p>
          </table:table-cell>
          <table:table-cell office:value-type="string">
            <text:p>Special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4">
            <text:p>24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3">
            <text:p>33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8">
            <text:p>38</text:p>
          </table:table-cell>
          <table:table-cell office:value-type="string">
            <text:p>Registered</text:p>
          </table:table-cell>
        </table:table-row>
        <table:table-row table:style-name="ro1">
          <table:table-cell/>
          <table:table-cell table:style-name="ce4" office:value-type="float" office:value="4">
            <text:p>04</text:p>
          </table:table-cell>
          <table:table-cell table:style-name="aktiv" office:value-type="float" office:value="24">
            <text:p>24</text:p>
          </table:table-cell>
          <table:table-cell table:style-name="ce9" office:value-type="date" office:date-value="2015-05-10T20:56:13">
            <text:p>2015-05-10</text:p>
          </table:table-cell>
          <table:table-cell table:style-name="ce9" office:value-type="date" office:date-value="2021-04-04T07:01:32">
            <text:p>2021-04-04</text:p>
          </table:table-cell>
          <table:table-cell table:style-name="ce9"/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  <table:table-cell table:style-name="aktiv"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-1">
            <text:p>-1</text:p>
          </table:table-cell>
          <table:table-cell office:value-type="string">
            <text:p>Public</text:p>
          </table:table-cell>
        </table:table-row>
        <table:table-row table:style-name="ro2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">
            <text:p>1</text:p>
          </table:table-cell>
          <table:table-cell office:value-type="string">
            <text:p>Registered</text:p>
          </table:table-cell>
        </table:table-row>
        <table:table-row table:style-name="ro2" table:number-rows-repeated="104840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reduzierte veröffentlichte versendete N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number-columns-repeated="2"/>
          <table:table-cell office:value-type="string" table:number-columns-spanned="7" table:number-rows-spanned="1">
            <text:p>Newsletter</text:p>
          </table:table-cell>
          <table:covered-table-cell table:number-columns-repeated="3"/>
          <table:covered-table-cell table:style-name="Default"/>
          <table:covered-table-cell table:number-columns-repeated="2"/>
          <table:table-cell office:value-type="string" table:number-columns-spanned="2" table:number-rows-spanned="1">
            <text:p>Mailingliste</text:p>
          </table:table-cell>
          <table:covered-table-cell/>
        </table:table-row>
        <table:table-row table:style-name="ro1">
          <table:table-cell office:value-type="string">
            <text:p>Jahr</text:p>
          </table:table-cell>
          <table:table-cell office:value-type="string">
            <text:p>Monat</text:p>
          </table:table-cell>
          <table:table-cell office:value-type="string">
            <text:p>ID</text:p>
          </table:table-cell>
          <table:table-cell office:value-type="string">
            <text:p>Versanddatum</text:p>
          </table:table-cell>
          <table:table-cell office:value-type="string">
            <text:p>Veröffentlichung startet</text:p>
          </table:table-cell>
          <table:table-cell office:value-type="string">
            <text:p>Veröffentlichung endet</text:p>
          </table:table-cell>
          <table:table-cell table:style-name="Default" office:value-type="string">
            <text:p>Veröffentlicht</text:p>
          </table:table-cell>
          <table:table-cell office:value-type="string">
            <text:p>Archiviert</text:p>
          </table:table-cell>
          <table:table-cell office:value-type="string">
            <text:p>Kampagne</text:p>
          </table:table-cell>
          <table:table-cell office:value-type="string">
            <text:p>ID</text:p>
          </table:table-cell>
          <table:table-cell office:value-type="string">
            <text:p>Access Level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table:style-name="ce14" office:value-type="float" office:value="4">
            <text:p>04</text:p>
          </table:table-cell>
          <table:table-cell table:style-name="ce17" office:value-type="float" office:value="43">
            <text:p>43</text:p>
          </table:table-cell>
          <table:table-cell table:style-name="ce20" office:value-type="date" office:date-value="2021-04-01T20:32:41">
            <text:p>2021-04-01</text:p>
          </table:table-cell>
          <table:table-cell table:style-name="ce20" table:number-columns-repeated="2"/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4" office:value-type="string">
            <text:p>Registered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6">
            <text:p>6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1">
            <text:p>1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4">
            <text:p>2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7">
            <text:p>27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1">
            <text:p>3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15" office:value-type="float" office:value="3">
            <text:p>03</text:p>
          </table:table-cell>
          <table:table-cell table:style-name="ce18" office:value-type="float" office:value="40">
            <text:p>40</text:p>
          </table:table-cell>
          <table:table-cell table:style-name="ce21" office:value-type="date" office:date-value="2021-03-11T19:03:51">
            <text:p>2021-03-11</text:p>
          </table:table-cell>
          <table:table-cell table:style-name="ce21" office:value-type="date" office:date-value="2021-04-01T15:43:17">
            <text:p>2021-04-01</text:p>
          </table:table-cell>
          <table:table-cell table:style-name="ce21" office:value-type="date" office:date-value="2021-04-10T15:44:06">
            <text:p>2021-04-1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15">
            <text:p>15</text:p>
          </table:table-cell>
          <table:table-cell table:style-name="ce23" office:value-type="float" office:value="-2">
            <text:p>-2</text:p>
          </table:table-cell>
          <table:table-cell table:style-name="ce24" office:value-type="string">
            <text:p>Registered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-1">
            <text:p>-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7">
            <text:p>7</text:p>
          </table:table-cell>
          <table:table-cell table:style-name="Special" office:value-type="string">
            <text:p>Special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10">
            <text:p>10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13">
            <text:p>13</text:p>
          </table:table-cell>
          <table:table-cell table:style-name="Super_20_User" office:value-type="string">
            <text:p>Super User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21">
            <text:p>21</text:p>
          </table:table-cell>
          <table:table-cell table:style-name="Super_20_User" office:value-type="string">
            <text:p>Super User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25">
            <text:p>25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34">
            <text:p>3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16" office:value-type="float" office:value="3">
            <text:p>03</text:p>
          </table:table-cell>
          <table:table-cell table:style-name="ce19" office:value-type="float" office:value="63">
            <text:p>63</text:p>
          </table:table-cell>
          <table:table-cell table:style-name="ce22" office:value-type="date" office:date-value="2021-03-02T07:07:55">
            <text:p>2021-03-02</text:p>
          </table:table-cell>
          <table:table-cell table:style-name="ce22" office:value-type="date" office:date-value="2021-04-01T15:44:25">
            <text:p>2021-04-01</text:p>
          </table:table-cell>
          <table:table-cell table:style-name="ce22" office:value-type="date" office:date-value="2021-06-10T15:44:38">
            <text:p>2021-06-10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23" office:value-type="float" office:value="-8">
            <text:p>-8</text:p>
          </table:table-cell>
          <table:table-cell table:style-name="ce25" office:value-type="string">
            <text:p>Super User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-2">
            <text:p>-2</text:p>
          </table:table-cell>
          <table:table-cell table:style-name="Registered" office:value-type="string">
            <text:p>Registered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4">
            <text:p>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5">
            <text:p>5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8">
            <text:p>8</text:p>
          </table:table-cell>
          <table:table-cell table:style-name="Super_20_User" office:value-type="string">
            <text:p>Super User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4">
            <text:p>2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8">
            <text:p>28</text:p>
          </table:table-cell>
          <table:table-cell table:style-name="Super_20_User" office:value-type="string">
            <text:p>Super User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6">
            <text:p>36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14" office:value-type="float" office:value="2">
            <text:p>02</text:p>
          </table:table-cell>
          <table:table-cell table:style-name="ce17" office:value-type="float" office:value="60">
            <text:p>60</text:p>
          </table:table-cell>
          <table:table-cell table:style-name="ce20" office:value-type="date" office:date-value="2021-02-03T07:08:04">
            <text:p>2021-02-03</text:p>
          </table:table-cell>
          <table:table-cell table:style-name="ce20" table:number-columns-repeated="2"/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4" office:value-type="string">
            <text:p>Registered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4">
            <text:p>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1">
            <text:p>1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4">
            <text:p>14</text:p>
          </table:table-cell>
          <table:table-cell table:style-name="Special" office:value-type="string">
            <text:p>Special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0">
            <text:p>20</text:p>
          </table:table-cell>
          <table:table-cell table:style-name="Super_20_User" office:value-type="string">
            <text:p>Super User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4">
            <text:p>2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5">
            <text:p>25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6">
            <text:p>36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7">
            <text:p>37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14" office:value-type="float" office:value="1">
            <text:p>01</text:p>
          </table:table-cell>
          <table:table-cell table:style-name="ce17" office:value-type="float" office:value="41">
            <text:p>41</text:p>
          </table:table-cell>
          <table:table-cell table:style-name="ce20" office:value-type="date" office:date-value="2021-01-06T19:32:49">
            <text:p>2021-01-06</text:p>
          </table:table-cell>
          <table:table-cell table:style-name="ce20" table:number-columns-repeated="2"/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15">
            <text:p>15</text:p>
          </table:table-cell>
          <table:table-cell table:style-name="ce23" office:value-type="float" office:value="17">
            <text:p>17</text:p>
          </table:table-cell>
          <table:table-cell table:style-name="ce26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9">
            <text:p>19</text:p>
          </table:table-cell>
          <table:table-cell table:style-name="Special" office:value-type="string">
            <text:p>Special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4">
            <text:p>2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7">
            <text:p>27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1">
            <text:p>3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6">
            <text:p>36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table:style-name="ce14" office:value-type="float" office:value="12">
            <text:p>12</text:p>
          </table:table-cell>
          <table:table-cell table:style-name="ce17" office:value-type="float" office:value="57">
            <text:p>57</text:p>
          </table:table-cell>
          <table:table-cell table:style-name="ce20" office:value-type="date" office:date-value="2020-12-14T07:04:20">
            <text:p>2020-12-14</text:p>
          </table:table-cell>
          <table:table-cell table:style-name="ce20" table:number-columns-repeated="2"/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7">
            <text:p>17</text:p>
          </table:table-cell>
          <table:table-cell table:style-name="ce23" office:value-type="float" office:value="6">
            <text:p>6</text:p>
          </table:table-cell>
          <table:table-cell table:style-name="ce26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1">
            <text:p>1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7">
            <text:p>17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1">
            <text:p>3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6">
            <text:p>36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14" office:value-type="float" office:value="12">
            <text:p>12</text:p>
          </table:table-cell>
          <table:table-cell table:style-name="ce17" office:value-type="float" office:value="58">
            <text:p>58</text:p>
          </table:table-cell>
          <table:table-cell table:style-name="ce20" office:value-type="date" office:date-value="2020-12-04T07:08:24">
            <text:p>2020-12-04</text:p>
          </table:table-cell>
          <table:table-cell table:style-name="ce20" table:number-columns-repeated="2"/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4" office:value-type="string">
            <text:p>Registered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4">
            <text:p>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1">
            <text:p>1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3">
            <text:p>23</text:p>
          </table:table-cell>
          <table:table-cell table:style-name="Registered" office:value-type="string">
            <text:p>Registered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5">
            <text:p>25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1">
            <text:p>3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4">
            <text:p>3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6">
            <text:p>36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14" office:value-type="float" office:value="11">
            <text:p>11</text:p>
          </table:table-cell>
          <table:table-cell table:style-name="ce17" office:value-type="float" office:value="34">
            <text:p>34</text:p>
          </table:table-cell>
          <table:table-cell table:style-name="ce20" office:value-type="date" office:date-value="2020-11-11T11:30:39">
            <text:p>2020-11-11</text:p>
          </table:table-cell>
          <table:table-cell table:style-name="ce20" table:number-columns-repeated="2"/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14">
            <text:p>14</text:p>
          </table:table-cell>
          <table:table-cell table:style-name="ce23" office:value-type="float" office:value="-1">
            <text:p>-1</text:p>
          </table:table-cell>
          <table:table-cell table:style-name="ce26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5">
            <text:p>5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6">
            <text:p>6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6">
            <text:p>16</text:p>
          </table:table-cell>
          <table:table-cell table:style-name="Super_20_User" office:value-type="string">
            <text:p>Super User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1">
            <text:p>21</text:p>
          </table:table-cell>
          <table:table-cell table:style-name="Super_20_User" office:value-type="string">
            <text:p>Super User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5">
            <text:p>25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15" office:value-type="float" office:value="10">
            <text:p>10</text:p>
          </table:table-cell>
          <table:table-cell table:style-name="ce18" office:value-type="float" office:value="62">
            <text:p>62</text:p>
          </table:table-cell>
          <table:table-cell table:style-name="ce21" office:value-type="date" office:date-value="2020-10-12T10:32:30.99">
            <text:p>2020-10-12</text:p>
          </table:table-cell>
          <table:table-cell table:style-name="ce21" office:value-type="date" office:date-value="2021-04-04T06:46:03">
            <text:p>2021-04-04</text:p>
          </table:table-cell>
          <table:table-cell table:style-name="ce21" office:value-type="date" office:date-value="2021-05-08T14:50:28">
            <text:p>2021-05-08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3" office:value-type="float" office:value="33">
            <text:p>33</text:p>
          </table:table-cell>
          <table:table-cell table:style-name="ce26" office:value-type="string">
            <text:p>Public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-13">
            <text:p>-13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4">
            <text:p>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17">
            <text:p>17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18">
            <text:p>18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24">
            <text:p>2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15" office:value-type="float" office:value="10">
            <text:p>10</text:p>
          </table:table-cell>
          <table:table-cell table:style-name="ce18" office:value-type="float" office:value="44">
            <text:p>44</text:p>
          </table:table-cell>
          <table:table-cell table:style-name="ce21" office:value-type="date" office:date-value="2020-10-11T21:03:44">
            <text:p>2020-10-11</text:p>
          </table:table-cell>
          <table:table-cell table:style-name="ce21" office:value-type="date" office:date-value="2021-04-04T06:45:20">
            <text:p>2021-04-04</text:p>
          </table:table-cell>
          <table:table-cell table:style-name="ce21" office:value-type="date" office:date-value="2021-05-09T14:53:53">
            <text:p>2021-05-09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7">
            <text:p>7</text:p>
          </table:table-cell>
          <table:table-cell table:style-name="ce23" office:value-type="float" office:value="-13">
            <text:p>-13</text:p>
          </table:table-cell>
          <table:table-cell table:style-name="ce27" office:value-type="string">
            <text:p>Guest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-1">
            <text:p>-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4">
            <text:p>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5">
            <text:p>5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17">
            <text:p>17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19">
            <text:p>19</text:p>
          </table:table-cell>
          <table:table-cell table:style-name="Guest" office:value-type="string">
            <text:p>Special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33">
            <text:p>33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37">
            <text:p>37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16" office:value-type="float" office:value="9">
            <text:p>09</text:p>
          </table:table-cell>
          <table:table-cell table:style-name="ce19" office:value-type="float" office:value="59">
            <text:p>59</text:p>
          </table:table-cell>
          <table:table-cell table:style-name="ce22" office:value-type="date" office:date-value="2020-09-13T07:08:15">
            <text:p>2020-09-13</text:p>
          </table:table-cell>
          <table:table-cell table:style-name="ce22" office:value-type="date" office:date-value="2021-04-04T07:02:09.99">
            <text:p>2021-04-04</text:p>
          </table:table-cell>
          <table:table-cell table:style-name="ce22"/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6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4">
            <text:p>2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7">
            <text:p>27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1">
            <text:p>3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3">
            <text:p>33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4">
            <text:p>3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6">
            <text:p>36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16" office:value-type="float" office:value="9">
            <text:p>09</text:p>
          </table:table-cell>
          <table:table-cell table:style-name="ce19" office:value-type="float" office:value="39">
            <text:p>39</text:p>
          </table:table-cell>
          <table:table-cell table:style-name="ce22" office:value-type="date" office:date-value="2020-09-11T18:28:41">
            <text:p>2020-09-11</text:p>
          </table:table-cell>
          <table:table-cell table:style-name="ce22" office:value-type="date" office:date-value="2021-04-04T06:46:11">
            <text:p>2021-04-04</text:p>
          </table:table-cell>
          <table:table-cell table:style-name="ce22"/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6">
            <text:p>16</text:p>
          </table:table-cell>
          <table:table-cell table:style-name="ce23" office:value-type="float" office:value="4">
            <text:p>4</text:p>
          </table:table-cell>
          <table:table-cell table:style-name="ce26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4">
            <text:p>14</text:p>
          </table:table-cell>
          <table:table-cell table:style-name="Special" office:value-type="string">
            <text:p>Special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7">
            <text:p>17</text:p>
          </table:table-cell>
          <table:table-cell table:style-name="ce28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9">
            <text:p>19</text:p>
          </table:table-cell>
          <table:table-cell table:style-name="Special" office:value-type="string">
            <text:p>Special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1">
            <text:p>21</text:p>
          </table:table-cell>
          <table:table-cell table:style-name="Super_20_User" office:value-type="string">
            <text:p>Super User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4">
            <text:p>2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8">
            <text:p>28</text:p>
          </table:table-cell>
          <table:table-cell table:style-name="Super_20_User" office:value-type="string">
            <text:p>Super User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7">
            <text:p>37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14" office:value-type="float" office:value="9">
            <text:p>09</text:p>
          </table:table-cell>
          <table:table-cell table:style-name="ce17" office:value-type="float" office:value="29">
            <text:p>29</text:p>
          </table:table-cell>
          <table:table-cell table:style-name="ce20" office:value-type="date" office:date-value="2020-09-10T22:16:44">
            <text:p>2020-09-10</text:p>
          </table:table-cell>
          <table:table-cell table:style-name="ce20" table:number-columns-repeated="2"/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23" office:value-type="float" office:value="24">
            <text:p>24</text:p>
          </table:table-cell>
          <table:table-cell table:style-name="ce26" office:value-type="string">
            <text:p>Public</text:p>
          </table:table-cell>
        </table:table-row>
        <table:table-row table:style-name="ro1">
          <table:table-cell/>
          <table:table-cell table:style-name="ce14" office:value-type="float" office:value="8">
            <text:p>08</text:p>
          </table:table-cell>
          <table:table-cell table:style-name="ce17" office:value-type="float" office:value="28">
            <text:p>28</text:p>
          </table:table-cell>
          <table:table-cell table:style-name="ce20" office:value-type="date" office:date-value="2020-08-10T21:41:22">
            <text:p>2020-08-10</text:p>
          </table:table-cell>
          <table:table-cell table:style-name="ce20" table:number-columns-repeated="2"/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9" office:value-type="string">
            <text:p>Special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0">
            <text:p>10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4">
            <text:p>2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8">
            <text:p>28</text:p>
          </table:table-cell>
          <table:table-cell table:style-name="Super_20_User" office:value-type="string">
            <text:p>Super User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1">
            <text:p>3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14" office:value-type="float" office:value="8">
            <text:p>08</text:p>
          </table:table-cell>
          <table:table-cell table:style-name="ce17" office:value-type="float" office:value="42">
            <text:p>42</text:p>
          </table:table-cell>
          <table:table-cell table:style-name="ce20" office:value-type="date" office:date-value="2020-08-10T20:02:39">
            <text:p>2020-08-10</text:p>
          </table:table-cell>
          <table:table-cell table:style-name="ce20" office:value-type="date" office:date-value="2021-04-04T06:46:22">
            <text:p>2021-04-04</text:p>
          </table:table-cell>
          <table:table-cell table:style-name="ce20"/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6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5">
            <text:p>5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1">
            <text:p>1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4">
            <text:p>2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1">
            <text:p>3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2">
            <text:p>32</text:p>
          </table:table-cell>
          <table:table-cell table:style-name="Special" office:value-type="string">
            <text:p>Special</text:p>
          </table:table-cell>
        </table:table-row>
        <table:table-row table:style-name="ro1">
          <table:table-cell/>
          <table:table-cell table:style-name="ce16" office:value-type="float" office:value="7">
            <text:p>07</text:p>
          </table:table-cell>
          <table:table-cell table:style-name="ce19" office:value-type="float" office:value="35">
            <text:p>35</text:p>
          </table:table-cell>
          <table:table-cell table:style-name="ce22" office:value-type="date" office:date-value="2020-07-11T12:01:30">
            <text:p>2020-07-11</text:p>
          </table:table-cell>
          <table:table-cell table:style-name="ce22" office:value-type="date" office:date-value="2021-04-04T06:46:54">
            <text:p>2021-04-04</text:p>
          </table:table-cell>
          <table:table-cell table:style-name="ce22"/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9">
            <text:p>9</text:p>
          </table:table-cell>
          <table:table-cell table:style-name="ce23" office:value-type="float" office:value="-8">
            <text:p>-8</text:p>
          </table:table-cell>
          <table:table-cell table:style-name="ce25" office:value-type="string">
            <text:p>Super User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-2">
            <text:p>-2</text:p>
          </table:table-cell>
          <table:table-cell table:style-name="Registered" office:value-type="string">
            <text:p>Registered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">
            <text:p>3</text:p>
          </table:table-cell>
          <table:table-cell table:style-name="Special" office:value-type="string">
            <text:p>Special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6">
            <text:p>6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8">
            <text:p>8</text:p>
          </table:table-cell>
          <table:table-cell table:style-name="Super_20_User" office:value-type="string">
            <text:p>Super User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1">
            <text:p>1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1">
            <text:p>3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2">
            <text:p>32</text:p>
          </table:table-cell>
          <table:table-cell table:style-name="Special" office:value-type="string">
            <text:p>Special</text:p>
          </table:table-cell>
        </table:table-row>
        <table:table-row table:style-name="ro1">
          <table:table-cell/>
          <table:table-cell table:style-name="ce14" office:value-type="float" office:value="7">
            <text:p>07</text:p>
          </table:table-cell>
          <table:table-cell table:style-name="ce17" office:value-type="float" office:value="27">
            <text:p>27</text:p>
          </table:table-cell>
          <table:table-cell table:style-name="ce20" office:value-type="date" office:date-value="2020-07-10T07:13:41">
            <text:p>2020-07-10</text:p>
          </table:table-cell>
          <table:table-cell table:style-name="ce20" table:number-columns-repeated="2"/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23" office:value-type="float" office:value="-2">
            <text:p>-2</text:p>
          </table:table-cell>
          <table:table-cell table:style-name="ce24" office:value-type="string">
            <text:p>Registered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6">
            <text:p>6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7">
            <text:p>17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1">
            <text:p>3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14" office:value-type="float" office:value="6">
            <text:p>06</text:p>
          </table:table-cell>
          <table:table-cell table:style-name="ce17" office:value-type="float" office:value="13">
            <text:p>13</text:p>
          </table:table-cell>
          <table:table-cell table:style-name="ce20" office:value-type="date" office:date-value="2020-06-09T21:17:33">
            <text:p>2020-06-09</text:p>
          </table:table-cell>
          <table:table-cell table:style-name="ce20" table:number-columns-repeated="2"/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7">
            <text:p>17</text:p>
          </table:table-cell>
          <table:table-cell table:style-name="ce23" office:value-type="float" office:value="15">
            <text:p>15</text:p>
          </table:table-cell>
          <table:table-cell table:style-name="ce29" office:value-type="string">
            <text:p>Special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0">
            <text:p>20</text:p>
          </table:table-cell>
          <table:table-cell table:style-name="Super_20_User" office:value-type="string">
            <text:p>Super User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1">
            <text:p>3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4">
            <text:p>3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6">
            <text:p>36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16" office:value-type="float" office:value="6">
            <text:p>06</text:p>
          </table:table-cell>
          <table:table-cell table:style-name="ce19" office:value-type="float" office:value="56">
            <text:p>56</text:p>
          </table:table-cell>
          <table:table-cell table:style-name="ce22" office:value-type="date" office:date-value="2020-06-05T05:31:35">
            <text:p>2020-06-05</text:p>
          </table:table-cell>
          <table:table-cell table:style-name="ce22" office:value-type="date" office:date-value="2021-04-04T07:01:53">
            <text:p>2021-04-04</text:p>
          </table:table-cell>
          <table:table-cell table:style-name="ce22"/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7"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">
            <text:p>3</text:p>
          </table:table-cell>
          <table:table-cell table:style-name="Special" office:value-type="string">
            <text:p>Special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6">
            <text:p>6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5">
            <text:p>15</text:p>
          </table:table-cell>
          <table:table-cell table:style-name="Special" office:value-type="string">
            <text:p>Special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0">
            <text:p>20</text:p>
          </table:table-cell>
          <table:table-cell table:style-name="ce30" office:value-type="string">
            <text:p>Super User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5">
            <text:p>25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16" office:value-type="float" office:value="6">
            <text:p>06</text:p>
          </table:table-cell>
          <table:table-cell table:style-name="ce19" office:value-type="float" office:value="55">
            <text:p>55</text:p>
          </table:table-cell>
          <table:table-cell table:style-name="ce22" office:value-type="date" office:date-value="2020-06-05T04:02:54">
            <text:p>2020-06-05</text:p>
          </table:table-cell>
          <table:table-cell table:style-name="ce22" office:value-type="date" office:date-value="2021-04-04T06:46:54">
            <text:p>2021-04-04</text:p>
          </table:table-cell>
          <table:table-cell table:style-name="ce22"/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4" office:value-type="string">
            <text:p>Registered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5">
            <text:p>5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6">
            <text:p>6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7">
            <text:p>27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4">
            <text:p>3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16" office:value-type="float" office:value="5">
            <text:p>05</text:p>
          </table:table-cell>
          <table:table-cell table:style-name="ce19" office:value-type="float" office:value="53">
            <text:p>53</text:p>
          </table:table-cell>
          <table:table-cell table:style-name="ce22" office:value-type="date" office:date-value="2020-05-06T02:02:27">
            <text:p>2020-05-06</text:p>
          </table:table-cell>
          <table:table-cell table:style-name="ce22" office:value-type="date" office:date-value="2021-04-04T06:46:54">
            <text:p>2021-04-04</text:p>
          </table:table-cell>
          <table:table-cell table:style-name="ce22"/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6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9">
            <text:p>19</text:p>
          </table:table-cell>
          <table:table-cell table:style-name="Special" office:value-type="string">
            <text:p>Special</text:p>
          </table:table-cell>
        </table:table-row>
        <table:table-row table:style-name="ro1">
          <table:table-cell/>
          <table:table-cell table:style-name="ce16" office:value-type="float" office:value="2">
            <text:p>02</text:p>
          </table:table-cell>
          <table:table-cell table:style-name="ce19" office:value-type="float" office:value="46">
            <text:p>46</text:p>
          </table:table-cell>
          <table:table-cell table:style-name="ce22" office:value-type="date" office:date-value="2020-02-09T22:03:33">
            <text:p>2020-02-09</text:p>
          </table:table-cell>
          <table:table-cell table:style-name="ce22" office:value-type="date" office:date-value="2021-04-04T06:46:54">
            <text:p>2021-04-04</text:p>
          </table:table-cell>
          <table:table-cell table:style-name="ce22"/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6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0">
            <text:p>30</text:p>
          </table:table-cell>
          <table:table-cell table:style-name="Special" office:value-type="string">
            <text:p>Special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1">
            <text:p>3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4">
            <text:p>3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table:style-name="ce16" office:value-type="float" office:value="12">
            <text:p>12</text:p>
          </table:table-cell>
          <table:table-cell table:style-name="ce19" office:value-type="float" office:value="14">
            <text:p>14</text:p>
          </table:table-cell>
          <table:table-cell table:style-name="ce22" office:value-type="date" office:date-value="2019-12-09T21:29:51">
            <text:p>2019-12-09</text:p>
          </table:table-cell>
          <table:table-cell table:style-name="ce22" office:value-type="date" office:date-value="2019-12-05T21:29:51">
            <text:p>2019-12-05</text:p>
          </table:table-cell>
          <table:table-cell table:style-name="ce22" office:value-type="date" office:date-value="2021-12-09T21:29:51">
            <text:p>2021-12-09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6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8">
            <text:p>8</text:p>
          </table:table-cell>
          <table:table-cell table:style-name="Super_20_User" office:value-type="string">
            <text:p>Super User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2">
            <text:p>32</text:p>
          </table:table-cell>
          <table:table-cell table:style-name="Special" office:value-type="string">
            <text:p>Special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8">
            <text:p>38</text:p>
          </table:table-cell>
          <table:table-cell table:style-name="Registered" office:value-type="string">
            <text:p>Registered</text:p>
          </table:table-cell>
        </table:table-row>
        <table:table-row table:style-name="ro1">
          <table:table-cell/>
          <table:table-cell table:style-name="ce16" office:value-type="float" office:value="11">
            <text:p>11</text:p>
          </table:table-cell>
          <table:table-cell table:style-name="ce19" office:value-type="float" office:value="16">
            <text:p>16</text:p>
          </table:table-cell>
          <table:table-cell table:style-name="ce22" office:value-type="date" office:date-value="2019-11-09T22:13:18">
            <text:p>2019-11-09</text:p>
          </table:table-cell>
          <table:table-cell table:style-name="ce22" office:value-type="date" office:date-value="2021-04-04T06:48:39">
            <text:p>2021-04-04</text:p>
          </table:table-cell>
          <table:table-cell table:style-name="ce22"/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6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2">
            <text:p>12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0">
            <text:p>20</text:p>
          </table:table-cell>
          <table:table-cell table:style-name="Super_20_User" office:value-type="string">
            <text:p>Super User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27">
            <text:p>27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3">
            <text:p>33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4">
            <text:p>3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36">
            <text:p>36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15" office:value-type="float" office:value="9">
            <text:p>09</text:p>
          </table:table-cell>
          <table:table-cell table:style-name="ce18" office:value-type="float" office:value="18">
            <text:p>18</text:p>
          </table:table-cell>
          <table:table-cell table:style-name="ce21" office:value-type="date" office:date-value="2019-09-09T22:52:37">
            <text:p>2019-09-09</text:p>
          </table:table-cell>
          <table:table-cell table:style-name="ce21" office:value-type="date" office:date-value="2019-10-09T22:52:37">
            <text:p>2019-10-09</text:p>
          </table:table-cell>
          <table:table-cell table:style-name="ce21" office:value-type="date" office:date-value="2019-11-09T22:52:37">
            <text:p>2019-11-09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8">
            <text:p>8</text:p>
          </table:table-cell>
          <table:table-cell table:style-name="ce23" office:value-type="float" office:value="-8">
            <text:p>-8</text:p>
          </table:table-cell>
          <table:table-cell table:style-name="ce25" office:value-type="string">
            <text:p>Super User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-2">
            <text:p>-2</text:p>
          </table:table-cell>
          <table:table-cell table:style-name="Registered" office:value-type="string">
            <text:p>Registered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-1">
            <text:p>-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8">
            <text:p>8</text:p>
          </table:table-cell>
          <table:table-cell table:style-name="Super_20_User" office:value-type="string">
            <text:p>Super User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11">
            <text:p>1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31">
            <text:p>3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34">
            <text:p>3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3"/>
          <table:table-cell table:style-name="abgelaufen"/>
          <table:table-cell table:style-name="ce8" table:number-columns-repeated="3"/>
          <table:table-cell table:style-name="abgelaufen" table:number-columns-repeated="3"/>
          <table:table-cell office:value-type="float" office:value="37">
            <text:p>37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table:style-name="ce14" office:value-type="float" office:value="1">
            <text:p>01</text:p>
          </table:table-cell>
          <table:table-cell table:style-name="ce17" office:value-type="float" office:value="19">
            <text:p>19</text:p>
          </table:table-cell>
          <table:table-cell table:style-name="ce20" office:value-type="date" office:date-value="2016-01-09T23:05:45">
            <text:p>2016-01-09</text:p>
          </table:table-cell>
          <table:table-cell table:style-name="ce20" table:number-columns-repeated="2"/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8">
            <text:p>18</text:p>
          </table:table-cell>
          <table:table-cell table:style-name="ce23" office:value-type="float" office:value="33">
            <text:p>33</text:p>
          </table:table-cell>
          <table:table-cell table:style-name="ce26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7">
            <text:p>17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4">
            <text:p>2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0">
            <text:p>30</text:p>
          </table:table-cell>
          <table:table-cell table:style-name="Special" office:value-type="string">
            <text:p>Special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3">
            <text:p>33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6">
            <text:p>36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table:style-name="ce14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20" office:value-type="date" office:date-value="2015-10-09T20:55:38">
            <text:p>2015-10-09</text:p>
          </table:table-cell>
          <table:table-cell table:style-name="ce20" table:number-columns-repeated="2"/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4" office:value-type="string">
            <text:p>Registered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4">
            <text:p>2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0">
            <text:p>30</text:p>
          </table:table-cell>
          <table:table-cell table:style-name="Special" office:value-type="string">
            <text:p>Special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4">
            <text:p>3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14" office:value-type="float" office:value="7">
            <text:p>07</text:p>
          </table:table-cell>
          <table:table-cell table:style-name="ce17" office:value-type="float" office:value="23">
            <text:p>23</text:p>
          </table:table-cell>
          <table:table-cell table:style-name="ce20" office:value-type="date" office:date-value="2015-07-10T19:53:26">
            <text:p>2015-07-10</text:p>
          </table:table-cell>
          <table:table-cell table:style-name="ce20" table:number-columns-repeated="2"/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5">
            <text:p>5</text:p>
          </table:table-cell>
          <table:table-cell table:style-name="ce23" office:value-type="float" office:value="-2">
            <text:p>-2</text:p>
          </table:table-cell>
          <table:table-cell table:style-name="ce24" office:value-type="string">
            <text:p>Registered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">
            <text:p>2</text:p>
          </table:table-cell>
          <table:table-cell table:style-name="Guest" office:value-type="string">
            <text:p>Guest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19">
            <text:p>19</text:p>
          </table:table-cell>
          <table:table-cell table:style-name="Special" office:value-type="string">
            <text:p>Special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24">
            <text:p>24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3">
            <text:p>33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veröffentlicht"/>
          <table:table-cell table:style-name="ce7" table:number-columns-repeated="3"/>
          <table:table-cell table:style-name="veröffentlicht" table:number-columns-repeated="3"/>
          <table:table-cell office:value-type="float" office:value="38">
            <text:p>38</text:p>
          </table:table-cell>
          <table:table-cell table:style-name="Registered" office:value-type="string">
            <text:p>Registered</text:p>
          </table:table-cell>
        </table:table-row>
        <table:table-row table:style-name="ro1">
          <table:table-cell/>
          <table:table-cell table:style-name="ce4" office:value-type="float" office:value="4">
            <text:p>04</text:p>
          </table:table-cell>
          <table:table-cell table:style-name="aktiv" office:value-type="float" office:value="24">
            <text:p>24</text:p>
          </table:table-cell>
          <table:table-cell table:style-name="ce9" office:value-type="date" office:date-value="2015-05-10T20:56:13">
            <text:p>2015-05-10</text:p>
          </table:table-cell>
          <table:table-cell table:style-name="ce9" office:value-type="date" office:date-value="2021-04-04T07:01:32">
            <text:p>2021-04-04</text:p>
          </table:table-cell>
          <table:table-cell table:style-name="ce9"/>
          <table:table-cell table:style-name="aktiv" office:value-type="float" office:value="1">
            <text:p>1</text:p>
          </table:table-cell>
          <table:table-cell table:style-name="aktiv" office:value-type="float" office:value="0">
            <text:p>0</text:p>
          </table:table-cell>
          <table:table-cell table:style-name="aktiv" office:value-type="float" office:value="1">
            <text:p>1</text:p>
          </table:table-cell>
          <table:table-cell office:value-type="float" office:value="33">
            <text:p>33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-1">
            <text:p>-1</text:p>
          </table:table-cell>
          <table:table-cell table:style-name="Public" office:value-type="string">
            <text:p>Public</text:p>
          </table:table-cell>
        </table:table-row>
        <table:table-row table:style-name="ro1">
          <table:table-cell/>
          <table:table-cell table:style-name="ce4"/>
          <table:table-cell table:style-name="aktiv"/>
          <table:table-cell table:style-name="ce9" table:number-columns-repeated="3"/>
          <table:table-cell table:style-name="aktiv" table:number-columns-repeated="3"/>
          <table:table-cell office:value-type="float" office:value="1">
            <text:p>1</text:p>
          </table:table-cell>
          <table:table-cell table:style-name="Registered" office:value-type="string">
            <text:p>Registered</text:p>
          </table:table-cell>
        </table:table-row>
        <table:table-row table:style-name="ro1" table:number-rows-repeated="1048404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Roboto Thin" svg:font-family="'Roboto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de" fo:country="DE" style:font-name-asian="Roboto Thin" style:language-asian="zh" style:country-asian="CN" style:font-name-complex="Roboto Thin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rf_20_nicht" style:display-name="darf nicht" style:family="table-cell" style:parent-style-name="Default">
      <style:table-cell-properties fo:background-color="#ff3333"/>
    </style:style>
    <style:style style:name="aktiv" style:family="table-cell" style:parent-style-name="Default">
      <style:table-cell-properties fo:background-color="#00ff66"/>
    </style:style>
    <style:style style:name="abgelaufen" style:family="table-cell" style:parent-style-name="Default">
      <style:table-cell-properties fo:background-color="#ff33ff"/>
    </style:style>
    <style:style style:name="veröffentlicht" style:family="table-cell" style:parent-style-name="Default">
      <style:table-cell-properties fo:background-color="#00ccff"/>
    </style:style>
    <style:style style:name="Public" style:family="table-cell" style:parent-style-name="Default">
      <style:table-cell-properties fo:background-color="#009900"/>
    </style:style>
    <style:style style:name="Guest" style:family="table-cell" style:parent-style-name="Default">
      <style:table-cell-properties fo:background-color="#0000ff"/>
    </style:style>
    <style:style style:name="Registered" style:family="table-cell" style:parent-style-name="Default">
      <style:table-cell-properties fo:background-color="#ffff66"/>
    </style:style>
    <style:style style:name="Special" style:family="table-cell" style:parent-style-name="Default">
      <style:table-cell-properties fo:background-color="#6600ff"/>
    </style:style>
    <style:style style:name="Super_20_User" style:display-name="Super User" style:family="table-cell" style:parent-style-name="Default">
      <style:table-cell-properties fo:background-color="#c5000b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9">29.05.2021</text:date>, <text:time>13:19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Unix OpenOffice.org_project/4110m2$Build-9807</meta:generator>
    <dc:date>2021-05-29T13:19:04</dc:date>
    <dc:creator>Romana Boldt</dc:creator>
    <meta:editing-duration>PT9H20M33S</meta:editing-duration>
    <meta:editing-cycles>20</meta:editing-cycles>
    <meta:document-statistic meta:table-count="3" meta:cell-count="1418" meta:object-count="0"/>
  </office:meta>
</office:document-meta>
</file>